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1"/>
    <style:style style:name="co1" style:family="table-column">
      <style:table-column-properties fo:break-before="auto" style:column-width="3.64066666666667cm"/>
    </style:style>
    <style:style style:name="co2" style:family="table-column">
      <style:table-column-properties fo:break-before="auto" style:column-width="5.74675cm"/>
    </style:style>
    <style:style style:name="co3" style:family="table-column">
      <style:table-column-properties fo:break-before="auto" style:column-width="2.25425cm"/>
    </style:style>
    <style:style style:name="co4" style:family="table-column">
      <style:table-column-properties fo:break-before="auto" style:column-width="1.947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5" table:style-name="ta1">
        <table:table-column table:style-name="co1" table:default-cell-style-name="ce3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6379" table:default-cell-style-name="ce1"/>
        <table:table-row table:style-name="ro1">
          <table:table-cell office:value-type="float" office:value="1674247449.4389801" table:style-name="ce1">
            <text:p>1674247449</text:p>
          </table:table-cell>
          <table:table-cell office:value-type="string" table:style-name="ce1">
            <text:p>0C:B8:15:F3:68:DC</text:p>
          </table:table-cell>
          <table:table-cell table:style-name="ce1"/>
          <table:table-cell office:value-type="string" table:style-name="ce1">
            <text:p>f0:65:ae:2f:c5:d5</text:p>
          </table:table-cell>
          <table:table-cell office:value-type="float" office:value="-76" table:style-name="ce1">
            <text:p>-76</text:p>
          </table:table-cell>
          <table:table-cell table:number-columns-repeated="16379"/>
        </table:table-row>
        <table:table-row table:style-name="ro1">
          <table:table-cell office:value-type="float" office:value="1674247452.48089" table:style-name="ce1">
            <text:p>1674247452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2.5" table:style-name="ce1">
            <text:p>-72,5</text:p>
          </table:table-cell>
          <table:table-cell table:number-columns-repeated="16379"/>
        </table:table-row>
        <table:table-row table:style-name="ro1">
          <table:table-cell office:value-type="float" office:value="1674247455.5405099" table:style-name="ce1">
            <text:p>1674247456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2" table:style-name="ce1">
            <text:p>-72</text:p>
          </table:table-cell>
          <table:table-cell table:number-columns-repeated="16379"/>
        </table:table-row>
        <table:table-row table:style-name="ro1">
          <table:table-cell office:value-type="float" office:value="1674247458.61028" table:style-name="ce1">
            <text:p>1674247459</text:p>
          </table:table-cell>
          <table:table-cell office:value-type="string" table:style-name="ce1">
            <text:p>0C:B8:15:F3:68:DC</text:p>
          </table:table-cell>
          <table:table-cell table:style-name="ce1"/>
          <table:table-cell office:value-type="string" table:style-name="ce1">
            <text:p>f0:65:ae:2f:c5:d5</text:p>
          </table:table-cell>
          <table:table-cell office:value-type="float" office:value="-71.5" table:style-name="ce1">
            <text:p>-71,5</text:p>
          </table:table-cell>
          <table:table-cell table:number-columns-repeated="16379"/>
        </table:table-row>
        <table:table-row table:style-name="ro1">
          <table:table-cell office:value-type="float" office:value="1674247461.69402" table:style-name="ce1">
            <text:p>1674247462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1.2" table:style-name="ce1">
            <text:p>-71,2</text:p>
          </table:table-cell>
          <table:table-cell table:number-columns-repeated="16379"/>
        </table:table-row>
        <table:table-row table:style-name="ro1">
          <table:table-cell office:value-type="float" office:value="1674247464.7554801" table:style-name="ce1">
            <text:p>1674247465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0" table:style-name="ce1">
            <text:p>-70</text:p>
          </table:table-cell>
          <table:table-cell table:number-columns-repeated="16379"/>
        </table:table-row>
        <table:table-row table:style-name="ro1">
          <table:table-cell office:value-type="float" office:value="1674247467.81984" table:style-name="ce1">
            <text:p>1674247468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8.400000000000006" table:style-name="ce1">
            <text:p>-68,4</text:p>
          </table:table-cell>
          <table:table-cell table:number-columns-repeated="16379"/>
        </table:table-row>
        <table:table-row table:style-name="ro1">
          <table:table-cell office:value-type="float" office:value="1674247470.9007399" table:style-name="ce1">
            <text:p>1674247471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8" table:style-name="ce1">
            <text:p>-68</text:p>
          </table:table-cell>
          <table:table-cell table:number-columns-repeated="16379"/>
        </table:table-row>
        <table:table-row table:style-name="ro1">
          <table:table-cell office:value-type="float" office:value="1674247473.9716201" table:style-name="ce1">
            <text:p>1674247474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7.400000000000006" table:style-name="ce1">
            <text:p>-67,4</text:p>
          </table:table-cell>
          <table:table-cell table:number-columns-repeated="16379"/>
        </table:table-row>
        <table:table-row table:style-name="ro1">
          <table:table-cell office:value-type="float" office:value="1674247477.0820999" table:style-name="ce1">
            <text:p>1674247477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7.400000000000006" table:style-name="ce1">
            <text:p>-67,4</text:p>
          </table:table-cell>
          <table:table-cell table:number-columns-repeated="16379"/>
        </table:table-row>
        <table:table-row table:style-name="ro1">
          <table:table-cell office:value-type="float" office:value="1674247480.1556799" table:style-name="ce1">
            <text:p>1674247480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6" table:style-name="ce1">
            <text:p>-66</text:p>
          </table:table-cell>
          <table:table-cell table:number-columns-repeated="16379"/>
        </table:table-row>
        <table:table-row table:style-name="ro1">
          <table:table-cell office:value-type="float" office:value="1674247483.2115099" table:style-name="ce1">
            <text:p>1674247483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7.599999999999994" table:style-name="ce1">
            <text:p>-67,6</text:p>
          </table:table-cell>
          <table:table-cell table:number-columns-repeated="16379"/>
        </table:table-row>
        <table:table-row table:style-name="ro1">
          <table:table-cell office:value-type="float" office:value="1674247486.2721601" table:style-name="ce1">
            <text:p>1674247486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7.8" table:style-name="ce1">
            <text:p>-67,8</text:p>
          </table:table-cell>
          <table:table-cell table:number-columns-repeated="16379"/>
        </table:table-row>
        <table:table-row table:style-name="ro1">
          <table:table-cell office:value-type="float" office:value="1674247489.35004" table:style-name="ce1">
            <text:p>1674247489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9.2" table:style-name="ce1">
            <text:p>-69,2</text:p>
          </table:table-cell>
          <table:table-cell table:number-columns-repeated="16379"/>
        </table:table-row>
        <table:table-row table:style-name="ro1">
          <table:table-cell office:value-type="float" office:value="1674247492.41452" table:style-name="ce1">
            <text:p>1674247492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8.599999999999994" table:style-name="ce1">
            <text:p>-68,6</text:p>
          </table:table-cell>
          <table:table-cell table:number-columns-repeated="16379"/>
        </table:table-row>
        <table:table-row table:style-name="ro1">
          <table:table-cell office:value-type="float" office:value="1674247495.46242" table:style-name="ce1">
            <text:p>1674247495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1.400000000000006" table:style-name="ce1">
            <text:p>-71,4</text:p>
          </table:table-cell>
          <table:table-cell table:number-columns-repeated="16379"/>
        </table:table-row>
        <table:table-row table:style-name="ro1">
          <table:table-cell office:value-type="float" office:value="1674247498.5167201" table:style-name="ce1">
            <text:p>1674247499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2.599999999999994" table:style-name="ce1">
            <text:p>-72,6</text:p>
          </table:table-cell>
          <table:table-cell table:number-columns-repeated="16379"/>
        </table:table-row>
        <table:table-row table:style-name="ro1">
          <table:table-cell office:value-type="float" office:value="1674247501.5876999" table:style-name="ce1">
            <text:p>1674247502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2.8" table:style-name="ce1">
            <text:p>-72,8</text:p>
          </table:table-cell>
          <table:table-cell table:number-columns-repeated="16379"/>
        </table:table-row>
        <table:table-row table:style-name="ro1">
          <table:table-cell office:value-type="float" office:value="1674247504.65819" table:style-name="ce1">
            <text:p>1674247505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2.2" table:style-name="ce1">
            <text:p>-72,2</text:p>
          </table:table-cell>
          <table:table-cell table:number-columns-repeated="16379"/>
        </table:table-row>
        <table:table-row table:style-name="ro1">
          <table:table-cell office:value-type="float" office:value="1674247507.7300301" table:style-name="ce1">
            <text:p>1674247508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3" table:style-name="ce1">
            <text:p>-73</text:p>
          </table:table-cell>
          <table:table-cell table:number-columns-repeated="16379"/>
        </table:table-row>
        <table:table-row table:style-name="ro1">
          <table:table-cell office:value-type="float" office:value="1674247510.7947299" table:style-name="ce1">
            <text:p>1674247511</text:p>
          </table:table-cell>
          <table:table-cell office:value-type="string" table:style-name="ce1">
            <text:p>0C:B8:15:F3:68:DC</text:p>
          </table:table-cell>
          <table:table-cell table:style-name="ce1"/>
          <table:table-cell office:value-type="string" table:style-name="ce1">
            <text:p>f0:65:ae:2f:c5:d5</text:p>
          </table:table-cell>
          <table:table-cell office:value-type="float" office:value="-74" table:style-name="ce1">
            <text:p>-74</text:p>
          </table:table-cell>
          <table:table-cell table:number-columns-repeated="16379"/>
        </table:table-row>
        <table:table-row table:style-name="ro1">
          <table:table-cell office:value-type="float" office:value="1674247513.86516" table:style-name="ce1">
            <text:p>1674247514</text:p>
          </table:table-cell>
          <table:table-cell office:value-type="string" table:style-name="ce1">
            <text:p>0C:B8:15:F3:68:DC</text:p>
          </table:table-cell>
          <table:table-cell table:style-name="ce1"/>
          <table:table-cell office:value-type="string" table:style-name="ce1">
            <text:p>f0:65:ae:2f:c5:d5</text:p>
          </table:table-cell>
          <table:table-cell office:value-type="float" office:value="-74" table:style-name="ce1">
            <text:p>-74</text:p>
          </table:table-cell>
          <table:table-cell table:number-columns-repeated="16379"/>
        </table:table-row>
        <table:table-row table:style-name="ro1">
          <table:table-cell office:value-type="float" office:value="1674247516.9361401" table:style-name="ce1">
            <text:p>1674247517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7.8" table:style-name="ce1">
            <text:p>-77,8</text:p>
          </table:table-cell>
          <table:table-cell table:number-columns-repeated="16379"/>
        </table:table-row>
        <table:table-row table:style-name="ro1">
          <table:table-cell office:value-type="float" office:value="1674247520.00776" table:style-name="ce1">
            <text:p>1674247520</text:p>
          </table:table-cell>
          <table:table-cell office:value-type="string" table:style-name="ce1">
            <text:p>0C:B8:15:F3:68:DC</text:p>
          </table:table-cell>
          <table:table-cell table:style-name="ce1"/>
          <table:table-cell office:value-type="string" table:style-name="ce1">
            <text:p>f0:65:ae:2f:c5:d5</text:p>
          </table:table-cell>
          <table:table-cell office:value-type="float" office:value="-79.400000000000006" table:style-name="ce1">
            <text:p>-79,4</text:p>
          </table:table-cell>
          <table:table-cell table:number-columns-repeated="16379"/>
        </table:table-row>
        <table:table-row table:style-name="ro1">
          <table:table-cell office:value-type="float" office:value="1674247523.0794899" table:style-name="ce1">
            <text:p>1674247523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8.8" table:style-name="ce1">
            <text:p>-78,8</text:p>
          </table:table-cell>
          <table:table-cell table:number-columns-repeated="16379"/>
        </table:table-row>
        <table:table-row table:style-name="ro1">
          <table:table-cell office:value-type="float" office:value="1674247526.14534" table:style-name="ce1">
            <text:p>1674247526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6.400000000000006" table:style-name="ce1">
            <text:p>-76,4</text:p>
          </table:table-cell>
          <table:table-cell table:number-columns-repeated="16379"/>
        </table:table-row>
        <table:table-row table:style-name="ro1">
          <table:table-cell office:value-type="float" office:value="1674247529.2153599" table:style-name="ce1">
            <text:p>1674247529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6" table:style-name="ce1">
            <text:p>-76</text:p>
          </table:table-cell>
          <table:table-cell table:number-columns-repeated="16379"/>
        </table:table-row>
        <table:table-row table:style-name="ro1">
          <table:table-cell office:value-type="float" office:value="1674247532.2890501" table:style-name="ce1">
            <text:p>1674247532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2.8" table:style-name="ce1">
            <text:p>-72,8</text:p>
          </table:table-cell>
          <table:table-cell table:number-columns-repeated="16379"/>
        </table:table-row>
        <table:table-row table:style-name="ro1">
          <table:table-cell office:value-type="float" office:value="1674247535.3652501" table:style-name="ce1">
            <text:p>1674247535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3.2" table:style-name="ce1">
            <text:p>-73,2</text:p>
          </table:table-cell>
          <table:table-cell table:number-columns-repeated="16379"/>
        </table:table-row>
        <table:table-row table:style-name="ro1">
          <table:table-cell office:value-type="float" office:value="1674247538.4261701" table:style-name="ce1">
            <text:p>1674247538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6.599999999999994" table:style-name="ce1">
            <text:p>-76,6</text:p>
          </table:table-cell>
          <table:table-cell table:number-columns-repeated="16379"/>
        </table:table-row>
        <table:table-row table:style-name="ro1">
          <table:table-cell office:value-type="float" office:value="1674247541.5000501" table:style-name="ce1">
            <text:p>1674247542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6.8" table:style-name="ce1">
            <text:p>-76,8</text:p>
          </table:table-cell>
          <table:table-cell table:number-columns-repeated="16379"/>
        </table:table-row>
        <table:table-row table:style-name="ro1">
          <table:table-cell office:value-type="float" office:value="1674247544.5643301" table:style-name="ce1">
            <text:p>1674247545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7.2" table:style-name="ce1">
            <text:p>-77,2</text:p>
          </table:table-cell>
          <table:table-cell table:number-columns-repeated="16379"/>
        </table:table-row>
        <table:table-row table:style-name="ro1">
          <table:table-cell office:value-type="float" office:value="1674247547.63467" table:style-name="ce1">
            <text:p>1674247548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8.400000000000006" table:style-name="ce1">
            <text:p>-78,4</text:p>
          </table:table-cell>
          <table:table-cell table:number-columns-repeated="16379"/>
        </table:table-row>
        <table:table-row table:style-name="ro1">
          <table:table-cell office:value-type="float" office:value="1674247550.7147901" table:style-name="ce1">
            <text:p>1674247551</text:p>
          </table:table-cell>
          <table:table-cell office:value-type="string" table:style-name="ce1">
            <text:p>0C:B8:15:F3:68:DC</text:p>
          </table:table-cell>
          <table:table-cell table:style-name="ce1"/>
          <table:table-cell office:value-type="string" table:style-name="ce1">
            <text:p>f0:65:ae:2f:c5:d5</text:p>
          </table:table-cell>
          <table:table-cell office:value-type="float" office:value="-77.2" table:style-name="ce1">
            <text:p>-77,2</text:p>
          </table:table-cell>
          <table:table-cell table:number-columns-repeated="16379"/>
        </table:table-row>
        <table:table-row table:style-name="ro1">
          <table:table-cell office:value-type="float" office:value="1674247553.7783101" table:style-name="ce1">
            <text:p>1674247554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3.599999999999994" table:style-name="ce1">
            <text:p>-73,6</text:p>
          </table:table-cell>
          <table:table-cell table:number-columns-repeated="16379"/>
        </table:table-row>
        <table:table-row table:style-name="ro1">
          <table:table-cell office:value-type="float" office:value="1674247556.84568" table:style-name="ce1">
            <text:p>1674247557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4.8" table:style-name="ce1">
            <text:p>-74,8</text:p>
          </table:table-cell>
          <table:table-cell table:number-columns-repeated="16379"/>
        </table:table-row>
        <table:table-row table:style-name="ro1">
          <table:table-cell office:value-type="float" office:value="1674247559.91521" table:style-name="ce1">
            <text:p>1674247560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3.400000000000006" table:style-name="ce1">
            <text:p>-73,4</text:p>
          </table:table-cell>
          <table:table-cell table:number-columns-repeated="16379"/>
        </table:table-row>
        <table:table-row table:style-name="ro1">
          <table:table-cell office:value-type="float" office:value="1674247562.99507" table:style-name="ce1">
            <text:p>1674247563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1.2" table:style-name="ce1">
            <text:p>-71,2</text:p>
          </table:table-cell>
          <table:table-cell table:number-columns-repeated="16379"/>
        </table:table-row>
        <table:table-row table:style-name="ro1">
          <table:table-cell office:value-type="float" office:value="1674247566.0685501" table:style-name="ce1">
            <text:p>1674247566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3.2" table:style-name="ce1">
            <text:p>-73,2</text:p>
          </table:table-cell>
          <table:table-cell table:number-columns-repeated="16379"/>
        </table:table-row>
        <table:table-row table:style-name="ro1">
          <table:table-cell office:value-type="float" office:value="1674247569.13363" table:style-name="ce1">
            <text:p>1674247569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2.8" table:style-name="ce1">
            <text:p>-72,8</text:p>
          </table:table-cell>
          <table:table-cell table:number-columns-repeated="16379"/>
        </table:table-row>
        <table:table-row table:style-name="ro1">
          <table:table-cell office:value-type="float" office:value="1674247572.19872" table:style-name="ce1">
            <text:p>1674247572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2" table:style-name="ce1">
            <text:p>-72</text:p>
          </table:table-cell>
          <table:table-cell table:number-columns-repeated="16379"/>
        </table:table-row>
        <table:table-row table:style-name="ro1">
          <table:table-cell office:value-type="float" office:value="1674247575.28198" table:style-name="ce1">
            <text:p>1674247575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3" table:style-name="ce1">
            <text:p>-73</text:p>
          </table:table-cell>
          <table:table-cell table:number-columns-repeated="16379"/>
        </table:table-row>
        <table:table-row table:style-name="ro1">
          <table:table-cell office:value-type="float" office:value="1674247578.3516099" table:style-name="ce1">
            <text:p>1674247578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3.8" table:style-name="ce1">
            <text:p>-73,8</text:p>
          </table:table-cell>
          <table:table-cell table:number-columns-repeated="16379"/>
        </table:table-row>
        <table:table-row table:style-name="ro1">
          <table:table-cell office:value-type="float" office:value="1674247581.47158" table:style-name="ce1">
            <text:p>1674247581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0.599999999999994" table:style-name="ce1">
            <text:p>-70,6</text:p>
          </table:table-cell>
          <table:table-cell table:number-columns-repeated="16379"/>
        </table:table-row>
        <table:table-row table:style-name="ro1">
          <table:table-cell office:value-type="float" office:value="1674247584.5392699" table:style-name="ce1">
            <text:p>1674247585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3.2" table:style-name="ce1">
            <text:p>-73,2</text:p>
          </table:table-cell>
          <table:table-cell table:number-columns-repeated="16379"/>
        </table:table-row>
        <table:table-row table:style-name="ro1">
          <table:table-cell office:value-type="float" office:value="1674247590.67151" table:style-name="ce1">
            <text:p>1674247591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3" table:style-name="ce1">
            <text:p>-73</text:p>
          </table:table-cell>
          <table:table-cell table:number-columns-repeated="16379"/>
        </table:table-row>
        <table:table-row table:style-name="ro1">
          <table:table-cell office:value-type="float" office:value="1674247593.7315099" table:style-name="ce1">
            <text:p>1674247594</text:p>
          </table:table-cell>
          <table:table-cell office:value-type="string" table:style-name="ce1">
            <text:p>0C:B8:15:F3:68:DC</text:p>
          </table:table-cell>
          <table:table-cell table:style-name="ce1"/>
          <table:table-cell office:value-type="string" table:style-name="ce1">
            <text:p>f0:65:ae:2f:c5:d5</text:p>
          </table:table-cell>
          <table:table-cell office:value-type="float" office:value="-73" table:style-name="ce1">
            <text:p>-73</text:p>
          </table:table-cell>
          <table:table-cell table:number-columns-repeated="16379"/>
        </table:table-row>
        <table:table-row table:style-name="ro1">
          <table:table-cell office:value-type="float" office:value="1674247596.7944801" table:style-name="ce1">
            <text:p>1674247597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1" table:style-name="ce1">
            <text:p>-71</text:p>
          </table:table-cell>
          <table:table-cell table:number-columns-repeated="16379"/>
        </table:table-row>
        <table:table-row table:style-name="ro1">
          <table:table-cell office:value-type="float" office:value="1674247599.84712" table:style-name="ce1">
            <text:p>1674247600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1" table:style-name="ce1">
            <text:p>-71</text:p>
          </table:table-cell>
          <table:table-cell table:number-columns-repeated="16379"/>
        </table:table-row>
        <table:table-row table:style-name="ro1">
          <table:table-cell office:value-type="float" office:value="1674247602.9133799" table:style-name="ce1">
            <text:p>1674247603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1" table:style-name="ce1">
            <text:p>-71</text:p>
          </table:table-cell>
          <table:table-cell table:number-columns-repeated="16379"/>
        </table:table-row>
        <table:table-row table:style-name="ro1">
          <table:table-cell office:value-type="float" office:value="1674247606.08832" table:style-name="ce1">
            <text:p>1674247606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9.8" table:style-name="ce1">
            <text:p>-69,8</text:p>
          </table:table-cell>
          <table:table-cell table:number-columns-repeated="16379"/>
        </table:table-row>
        <table:table-row table:style-name="ro1">
          <table:table-cell office:value-type="float" office:value="1674247609.18349" table:style-name="ce1">
            <text:p>1674247609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9.599999999999994" table:style-name="ce1">
            <text:p>-69,6</text:p>
          </table:table-cell>
          <table:table-cell table:number-columns-repeated="16379"/>
        </table:table-row>
        <table:table-row table:style-name="ro1">
          <table:table-cell office:value-type="float" office:value="1674247612.2442501" table:style-name="ce1">
            <text:p>1674247612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0" table:style-name="ce1">
            <text:p>-70</text:p>
          </table:table-cell>
          <table:table-cell table:number-columns-repeated="16379"/>
        </table:table-row>
        <table:table-row table:style-name="ro1">
          <table:table-cell office:value-type="float" office:value="1674247615.2994699" table:style-name="ce1">
            <text:p>1674247615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1.599999999999994" table:style-name="ce1">
            <text:p>-71,6</text:p>
          </table:table-cell>
          <table:table-cell table:number-columns-repeated="16379"/>
        </table:table-row>
        <table:table-row table:style-name="ro1">
          <table:table-cell office:value-type="float" office:value="1674247618.3689001" table:style-name="ce1">
            <text:p>1674247618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1.599999999999994" table:style-name="ce1">
            <text:p>-71,6</text:p>
          </table:table-cell>
          <table:table-cell table:number-columns-repeated="16379"/>
        </table:table-row>
        <table:table-row table:style-name="ro1">
          <table:table-cell office:value-type="float" office:value="1674247621.43852" table:style-name="ce1">
            <text:p>1674247621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4.2" table:style-name="ce1">
            <text:p>-74,2</text:p>
          </table:table-cell>
          <table:table-cell table:number-columns-repeated="16379"/>
        </table:table-row>
        <table:table-row table:style-name="ro1">
          <table:table-cell office:value-type="float" office:value="1674247624.50647" table:style-name="ce1">
            <text:p>1674247625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7.2" table:style-name="ce1">
            <text:p>-77,2</text:p>
          </table:table-cell>
          <table:table-cell table:number-columns-repeated="16379"/>
        </table:table-row>
        <table:table-row table:style-name="ro1">
          <table:table-cell office:value-type="float" office:value="1674247627.57691" table:style-name="ce1">
            <text:p>1674247628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9.599999999999994" table:style-name="ce1">
            <text:p>-79,6</text:p>
          </table:table-cell>
          <table:table-cell table:number-columns-repeated="16379"/>
        </table:table-row>
        <table:table-row table:style-name="ro1">
          <table:table-cell office:value-type="float" office:value="1674247630.6637299" table:style-name="ce1">
            <text:p>1674247631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8.599999999999994" table:style-name="ce1">
            <text:p>-78,6</text:p>
          </table:table-cell>
          <table:table-cell table:number-columns-repeated="16379"/>
        </table:table-row>
        <table:table-row table:style-name="ro1">
          <table:table-cell office:value-type="float" office:value="1674247633.7116101" table:style-name="ce1">
            <text:p>1674247634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9.2" table:style-name="ce1">
            <text:p>-79,2</text:p>
          </table:table-cell>
          <table:table-cell table:number-columns-repeated="16379"/>
        </table:table-row>
        <table:table-row table:style-name="ro1">
          <table:table-cell office:value-type="float" office:value="1674247636.7762599" table:style-name="ce1">
            <text:p>1674247637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80.2" table:style-name="ce1">
            <text:p>-80,2</text:p>
          </table:table-cell>
          <table:table-cell table:number-columns-repeated="16379"/>
        </table:table-row>
        <table:table-row table:style-name="ro1">
          <table:table-cell office:value-type="float" office:value="1674247639.8392701" table:style-name="ce1">
            <text:p>1674247640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8.599999999999994" table:style-name="ce1">
            <text:p>-78,6</text:p>
          </table:table-cell>
          <table:table-cell table:number-columns-repeated="16379"/>
        </table:table-row>
        <table:table-row table:style-name="ro1">
          <table:table-cell office:value-type="float" office:value="1674247642.9098499" table:style-name="ce1">
            <text:p>1674247643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6.8" table:style-name="ce1">
            <text:p>-76,8</text:p>
          </table:table-cell>
          <table:table-cell table:number-columns-repeated="16379"/>
        </table:table-row>
        <table:table-row table:style-name="ro1">
          <table:table-cell office:value-type="float" office:value="1674247645.97106" table:style-name="ce1">
            <text:p>1674247646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80.400000000000006" table:style-name="ce1">
            <text:p>-80,4</text:p>
          </table:table-cell>
          <table:table-cell table:number-columns-repeated="16379"/>
        </table:table-row>
        <table:table-row table:style-name="ro1">
          <table:table-cell office:value-type="float" office:value="1674247649.0269899" table:style-name="ce1">
            <text:p>1674247649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80.2" table:style-name="ce1">
            <text:p>-80,2</text:p>
          </table:table-cell>
          <table:table-cell table:number-columns-repeated="16379"/>
        </table:table-row>
        <table:table-row table:style-name="ro1">
          <table:table-cell office:value-type="float" office:value="1674247652.0843899" table:style-name="ce1">
            <text:p>1674247652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80" table:style-name="ce1">
            <text:p>-80</text:p>
          </table:table-cell>
          <table:table-cell table:number-columns-repeated="16379"/>
        </table:table-row>
        <table:table-row table:style-name="ro1">
          <table:table-cell office:value-type="float" office:value="1674247655.1402299" table:style-name="ce1">
            <text:p>1674247655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81.400000000000006" table:style-name="ce1">
            <text:p>-81,4</text:p>
          </table:table-cell>
          <table:table-cell table:number-columns-repeated="16379"/>
        </table:table-row>
        <table:table-row table:style-name="ro1">
          <table:table-cell office:value-type="float" office:value="1674247658.1958301" table:style-name="ce1">
            <text:p>1674247658</text:p>
          </table:table-cell>
          <table:table-cell office:value-type="string" table:style-name="ce1">
            <text:p>0C:B8:15:F3:68:DC</text:p>
          </table:table-cell>
          <table:table-cell table:style-name="ce1"/>
          <table:table-cell office:value-type="string" table:style-name="ce1">
            <text:p>f0:65:ae:2f:c5:d5</text:p>
          </table:table-cell>
          <table:table-cell office:value-type="float" office:value="-82.8" table:style-name="ce1">
            <text:p>-82,8</text:p>
          </table:table-cell>
          <table:table-cell table:number-columns-repeated="16379"/>
        </table:table-row>
        <table:table-row table:style-name="ro1">
          <table:table-cell office:value-type="float" office:value="1674247661.2465" table:style-name="ce1">
            <text:p>1674247661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8.599999999999994" table:style-name="ce1">
            <text:p>-78,6</text:p>
          </table:table-cell>
          <table:table-cell table:number-columns-repeated="16379"/>
        </table:table-row>
        <table:table-row table:style-name="ro1">
          <table:table-cell office:value-type="float" office:value="1674247664.3022201" table:style-name="ce1">
            <text:p>1674247664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8.400000000000006" table:style-name="ce1">
            <text:p>-78,4</text:p>
          </table:table-cell>
          <table:table-cell table:number-columns-repeated="16379"/>
        </table:table-row>
        <table:table-row table:style-name="ro1">
          <table:table-cell office:value-type="float" office:value="1674247667.3682401" table:style-name="ce1">
            <text:p>1674247667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8.599999999999994" table:style-name="ce1">
            <text:p>-78,6</text:p>
          </table:table-cell>
          <table:table-cell table:number-columns-repeated="16379"/>
        </table:table-row>
        <table:table-row table:style-name="ro1">
          <table:table-cell office:value-type="float" office:value="1674247670.4369299" table:style-name="ce1">
            <text:p>1674247670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80" table:style-name="ce1">
            <text:p>-80</text:p>
          </table:table-cell>
          <table:table-cell table:number-columns-repeated="16379"/>
        </table:table-row>
        <table:table-row table:style-name="ro1">
          <table:table-cell office:value-type="float" office:value="1674247673.5081501" table:style-name="ce1">
            <text:p>1674247674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9.599999999999994" table:style-name="ce1">
            <text:p>-79,6</text:p>
          </table:table-cell>
          <table:table-cell table:number-columns-repeated="16379"/>
        </table:table-row>
        <table:table-row table:style-name="ro1">
          <table:table-cell office:value-type="float" office:value="1674247676.5757101" table:style-name="ce1">
            <text:p>1674247677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80.599999999999994" table:style-name="ce1">
            <text:p>-80,6</text:p>
          </table:table-cell>
          <table:table-cell table:number-columns-repeated="16379"/>
        </table:table-row>
        <table:table-row table:style-name="ro1">
          <table:table-cell office:value-type="float" office:value="1674247679.64447" table:style-name="ce1">
            <text:p>1674247680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81.400000000000006" table:style-name="ce1">
            <text:p>-81,4</text:p>
          </table:table-cell>
          <table:table-cell table:number-columns-repeated="16379"/>
        </table:table-row>
        <table:table-row table:style-name="ro1">
          <table:table-cell office:value-type="float" office:value="1674247682.7156301" table:style-name="ce1">
            <text:p>1674247683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9" table:style-name="ce1">
            <text:p>-79</text:p>
          </table:table-cell>
          <table:table-cell table:number-columns-repeated="16379"/>
        </table:table-row>
        <table:table-row table:style-name="ro1">
          <table:table-cell office:value-type="float" office:value="1674247685.7911899" table:style-name="ce1">
            <text:p>1674247686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3.8" table:style-name="ce1">
            <text:p>-73,8</text:p>
          </table:table-cell>
          <table:table-cell table:number-columns-repeated="16379"/>
        </table:table-row>
        <table:table-row table:style-name="ro1">
          <table:table-cell office:value-type="float" office:value="1674247688.8587999" table:style-name="ce1">
            <text:p>1674247689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3.2" table:style-name="ce1">
            <text:p>-73,2</text:p>
          </table:table-cell>
          <table:table-cell table:number-columns-repeated="16379"/>
        </table:table-row>
        <table:table-row table:style-name="ro1">
          <table:table-cell office:value-type="float" office:value="1674247691.9309299" table:style-name="ce1">
            <text:p>1674247692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4.599999999999994" table:style-name="ce1">
            <text:p>-74,6</text:p>
          </table:table-cell>
          <table:table-cell table:number-columns-repeated="16379"/>
        </table:table-row>
        <table:table-row table:style-name="ro1">
          <table:table-cell office:value-type="float" office:value="1674247694.99702" table:style-name="ce1">
            <text:p>1674247695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4.8" table:style-name="ce1">
            <text:p>-74,8</text:p>
          </table:table-cell>
          <table:table-cell table:number-columns-repeated="16379"/>
        </table:table-row>
        <table:table-row table:style-name="ro1">
          <table:table-cell office:value-type="float" office:value="1674247698.0676701" table:style-name="ce1">
            <text:p>1674247698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5.2" table:style-name="ce1">
            <text:p>-75,2</text:p>
          </table:table-cell>
          <table:table-cell table:number-columns-repeated="16379"/>
        </table:table-row>
        <table:table-row table:style-name="ro1">
          <table:table-cell office:value-type="float" office:value="1674247701.1331401" table:style-name="ce1">
            <text:p>1674247701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7" table:style-name="ce1">
            <text:p>-77</text:p>
          </table:table-cell>
          <table:table-cell table:number-columns-repeated="16379"/>
        </table:table-row>
        <table:table-row table:style-name="ro1">
          <table:table-cell office:value-type="float" office:value="1674247707.29158" table:style-name="ce1">
            <text:p>1674247707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0" table:style-name="ce1">
            <text:p>-70</text:p>
          </table:table-cell>
          <table:table-cell table:number-columns-repeated="16379"/>
        </table:table-row>
        <table:table-row table:style-name="ro1">
          <table:table-cell office:value-type="float" office:value="1674247710.3476" table:style-name="ce1">
            <text:p>1674247710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4.5" table:style-name="ce1">
            <text:p>-74,5</text:p>
          </table:table-cell>
          <table:table-cell table:number-columns-repeated="16379"/>
        </table:table-row>
        <table:table-row table:style-name="ro1">
          <table:table-cell office:value-type="float" office:value="1674247713.4146099" table:style-name="ce1">
            <text:p>1674247713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2" table:style-name="ce1">
            <text:p>-72</text:p>
          </table:table-cell>
          <table:table-cell table:number-columns-repeated="16379"/>
        </table:table-row>
        <table:table-row table:style-name="ro1">
          <table:table-cell office:value-type="float" office:value="1674247716.48592" table:style-name="ce1">
            <text:p>1674247716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2.5" table:style-name="ce1">
            <text:p>-72,5</text:p>
          </table:table-cell>
          <table:table-cell table:number-columns-repeated="16379"/>
        </table:table-row>
        <table:table-row table:style-name="ro1">
          <table:table-cell office:value-type="float" office:value="1674247719.5577199" table:style-name="ce1">
            <text:p>1674247720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3.2" table:style-name="ce1">
            <text:p>-73,2</text:p>
          </table:table-cell>
          <table:table-cell table:number-columns-repeated="16379"/>
        </table:table-row>
        <table:table-row table:style-name="ro1">
          <table:table-cell office:value-type="float" office:value="1674247722.62326" table:style-name="ce1">
            <text:p>1674247723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3.400000000000006" table:style-name="ce1">
            <text:p>-73,4</text:p>
          </table:table-cell>
          <table:table-cell table:number-columns-repeated="16379"/>
        </table:table-row>
        <table:table-row table:style-name="ro1">
          <table:table-cell office:value-type="float" office:value="1674247725.6905501" table:style-name="ce1">
            <text:p>1674247726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2.2" table:style-name="ce1">
            <text:p>-72,2</text:p>
          </table:table-cell>
          <table:table-cell table:number-columns-repeated="16379"/>
        </table:table-row>
        <table:table-row table:style-name="ro1">
          <table:table-cell office:value-type="float" office:value="1674247728.76195" table:style-name="ce1">
            <text:p>1674247729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4.2" table:style-name="ce1">
            <text:p>-74,2</text:p>
          </table:table-cell>
          <table:table-cell table:number-columns-repeated="16379"/>
        </table:table-row>
        <table:table-row table:style-name="ro1">
          <table:table-cell office:value-type="float" office:value="1674247731.83654" table:style-name="ce1">
            <text:p>1674247732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3.599999999999994" table:style-name="ce1">
            <text:p>-73,6</text:p>
          </table:table-cell>
          <table:table-cell table:number-columns-repeated="16379"/>
        </table:table-row>
        <table:table-row table:style-name="ro1">
          <table:table-cell office:value-type="float" office:value="1674247734.91189" table:style-name="ce1">
            <text:p>1674247735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2.400000000000006" table:style-name="ce1">
            <text:p>-72,4</text:p>
          </table:table-cell>
          <table:table-cell table:number-columns-repeated="16379"/>
        </table:table-row>
        <table:table-row table:style-name="ro1">
          <table:table-cell office:value-type="float" office:value="1674247737.98014" table:style-name="ce1">
            <text:p>1674247738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0.8" table:style-name="ce1">
            <text:p>-70,8</text:p>
          </table:table-cell>
          <table:table-cell table:number-columns-repeated="16379"/>
        </table:table-row>
        <table:table-row table:style-name="ro1">
          <table:table-cell office:value-type="float" office:value="1674247741.04582" table:style-name="ce1">
            <text:p>1674247741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9.400000000000006" table:style-name="ce1">
            <text:p>-69,4</text:p>
          </table:table-cell>
          <table:table-cell table:number-columns-repeated="16379"/>
        </table:table-row>
        <table:table-row table:style-name="ro1">
          <table:table-cell office:value-type="float" office:value="1674247744.11057" table:style-name="ce1">
            <text:p>1674247744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8.400000000000006" table:style-name="ce1">
            <text:p>-68,4</text:p>
          </table:table-cell>
          <table:table-cell table:number-columns-repeated="16379"/>
        </table:table-row>
        <table:table-row table:style-name="ro1">
          <table:table-cell office:value-type="float" office:value="1674247747.1575301" table:style-name="ce1">
            <text:p>1674247747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7.8" table:style-name="ce1">
            <text:p>-67,8</text:p>
          </table:table-cell>
          <table:table-cell table:number-columns-repeated="16379"/>
        </table:table-row>
        <table:table-row table:style-name="ro1">
          <table:table-cell office:value-type="float" office:value="1674247750.2104001" table:style-name="ce1">
            <text:p>1674247750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7" table:style-name="ce1">
            <text:p>-67</text:p>
          </table:table-cell>
          <table:table-cell table:number-columns-repeated="16379"/>
        </table:table-row>
        <table:table-row table:style-name="ro1">
          <table:table-cell office:value-type="float" office:value="1674247753.28318" table:style-name="ce1">
            <text:p>1674247753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9" table:style-name="ce1">
            <text:p>-69</text:p>
          </table:table-cell>
          <table:table-cell table:number-columns-repeated="16379"/>
        </table:table-row>
        <table:table-row table:style-name="ro1">
          <table:table-cell office:value-type="float" office:value="1674247756.35147" table:style-name="ce1">
            <text:p>1674247756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1.400000000000006" table:style-name="ce1">
            <text:p>-71,4</text:p>
          </table:table-cell>
          <table:table-cell table:number-columns-repeated="16379"/>
        </table:table-row>
        <table:table-row table:style-name="ro1">
          <table:table-cell office:value-type="float" office:value="1674247759.41291" table:style-name="ce1">
            <text:p>1674247759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1.400000000000006" table:style-name="ce1">
            <text:p>-71,4</text:p>
          </table:table-cell>
          <table:table-cell table:number-columns-repeated="16379"/>
        </table:table-row>
        <table:table-row table:style-name="ro1">
          <table:table-cell office:value-type="float" office:value="1674247762.4707201" table:style-name="ce1">
            <text:p>1674247762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0.8" table:style-name="ce1">
            <text:p>-70,8</text:p>
          </table:table-cell>
          <table:table-cell table:number-columns-repeated="16379"/>
        </table:table-row>
        <table:table-row table:style-name="ro1">
          <table:table-cell office:value-type="float" office:value="1674247765.5192001" table:style-name="ce1">
            <text:p>1674247766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2.8" table:style-name="ce1">
            <text:p>-72,8</text:p>
          </table:table-cell>
          <table:table-cell table:number-columns-repeated="16379"/>
        </table:table-row>
        <table:table-row table:style-name="ro1">
          <table:table-cell office:value-type="float" office:value="1674247768.5801499" table:style-name="ce1">
            <text:p>1674247769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3.400000000000006" table:style-name="ce1">
            <text:p>-73,4</text:p>
          </table:table-cell>
          <table:table-cell table:number-columns-repeated="16379"/>
        </table:table-row>
        <table:table-row table:style-name="ro1">
          <table:table-cell office:value-type="float" office:value="1674247771.64556" table:style-name="ce1">
            <text:p>1674247772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1.8" table:style-name="ce1">
            <text:p>-71,8</text:p>
          </table:table-cell>
          <table:table-cell table:number-columns-repeated="16379"/>
        </table:table-row>
        <table:table-row table:style-name="ro1">
          <table:table-cell office:value-type="float" office:value="1674247774.7167399" table:style-name="ce1">
            <text:p>1674247775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2.2" table:style-name="ce1">
            <text:p>-72,2</text:p>
          </table:table-cell>
          <table:table-cell table:number-columns-repeated="16379"/>
        </table:table-row>
        <table:table-row table:style-name="ro1">
          <table:table-cell office:value-type="float" office:value="1674247777.7864101" table:style-name="ce1">
            <text:p>1674247778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1.8" table:style-name="ce1">
            <text:p>-71,8</text:p>
          </table:table-cell>
          <table:table-cell table:number-columns-repeated="16379"/>
        </table:table-row>
        <table:table-row table:style-name="ro1">
          <table:table-cell office:value-type="float" office:value="1674247780.8534801" table:style-name="ce1">
            <text:p>1674247781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0" table:style-name="ce1">
            <text:p>-70</text:p>
          </table:table-cell>
          <table:table-cell table:number-columns-repeated="16379"/>
        </table:table-row>
        <table:table-row table:style-name="ro1">
          <table:table-cell office:value-type="float" office:value="1674247783.9253399" table:style-name="ce1">
            <text:p>1674247784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7.8" table:style-name="ce1">
            <text:p>-67,8</text:p>
          </table:table-cell>
          <table:table-cell table:number-columns-repeated="16379"/>
        </table:table-row>
        <table:table-row table:style-name="ro1">
          <table:table-cell office:value-type="float" office:value="1674247787.0488601" table:style-name="ce1">
            <text:p>1674247787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7.599999999999994" table:style-name="ce1">
            <text:p>-67,6</text:p>
          </table:table-cell>
          <table:table-cell table:number-columns-repeated="16379"/>
        </table:table-row>
        <table:table-row table:style-name="ro1">
          <table:table-cell office:value-type="float" office:value="1674247790.15133" table:style-name="ce1">
            <text:p>1674247790</text:p>
          </table:table-cell>
          <table:table-cell office:value-type="string" table:style-name="ce1">
            <text:p>0C:B8:15:F3:68:DC</text:p>
          </table:table-cell>
          <table:table-cell table:style-name="ce1"/>
          <table:table-cell office:value-type="string" table:style-name="ce1">
            <text:p>f0:65:ae:2f:c5:d5</text:p>
          </table:table-cell>
          <table:table-cell office:value-type="float" office:value="-66" table:style-name="ce1">
            <text:p>-66</text:p>
          </table:table-cell>
          <table:table-cell table:number-columns-repeated="16379"/>
        </table:table-row>
        <table:table-row table:style-name="ro1">
          <table:table-cell office:value-type="float" office:value="1674247793.2373099" table:style-name="ce1">
            <text:p>1674247793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6" table:style-name="ce1">
            <text:p>-66</text:p>
          </table:table-cell>
          <table:table-cell table:number-columns-repeated="16379"/>
        </table:table-row>
        <table:table-row table:style-name="ro1">
          <table:table-cell office:value-type="float" office:value="1674247796.30674" table:style-name="ce1">
            <text:p>1674247796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8" table:style-name="ce1">
            <text:p>-68</text:p>
          </table:table-cell>
          <table:table-cell table:number-columns-repeated="16379"/>
        </table:table-row>
        <table:table-row table:style-name="ro1">
          <table:table-cell office:value-type="float" office:value="1674247799.3759" table:style-name="ce1">
            <text:p>1674247799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9" table:style-name="ce1">
            <text:p>-69</text:p>
          </table:table-cell>
          <table:table-cell table:number-columns-repeated="16379"/>
        </table:table-row>
        <table:table-row table:style-name="ro1">
          <table:table-cell office:value-type="float" office:value="1674247802.4445801" table:style-name="ce1">
            <text:p>1674247802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9.400000000000006" table:style-name="ce1">
            <text:p>-69,4</text:p>
          </table:table-cell>
          <table:table-cell table:number-columns-repeated="16379"/>
        </table:table-row>
        <table:table-row table:style-name="ro1">
          <table:table-cell office:value-type="float" office:value="1674247805.51965" table:style-name="ce1">
            <text:p>1674247806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0.8" table:style-name="ce1">
            <text:p>-70,8</text:p>
          </table:table-cell>
          <table:table-cell table:number-columns-repeated="16379"/>
        </table:table-row>
        <table:table-row table:style-name="ro1">
          <table:table-cell office:value-type="float" office:value="1674247808.5969" table:style-name="ce1">
            <text:p>1674247809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2.8" table:style-name="ce1">
            <text:p>-72,8</text:p>
          </table:table-cell>
          <table:table-cell table:number-columns-repeated="16379"/>
        </table:table-row>
        <table:table-row table:style-name="ro1">
          <table:table-cell office:value-type="float" office:value="1674247811.6828301" table:style-name="ce1">
            <text:p>1674247812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1.599999999999994" table:style-name="ce1">
            <text:p>-71,6</text:p>
          </table:table-cell>
          <table:table-cell table:number-columns-repeated="16379"/>
        </table:table-row>
        <table:table-row table:style-name="ro1">
          <table:table-cell office:value-type="float" office:value="1674247814.7468901" table:style-name="ce1">
            <text:p>1674247815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4.400000000000006" table:style-name="ce1">
            <text:p>-74,4</text:p>
          </table:table-cell>
          <table:table-cell table:number-columns-repeated="16379"/>
        </table:table-row>
        <table:table-row table:style-name="ro1">
          <table:table-cell office:value-type="float" office:value="1674247817.81761" table:style-name="ce1">
            <text:p>1674247818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6.400000000000006" table:style-name="ce1">
            <text:p>-76,4</text:p>
          </table:table-cell>
          <table:table-cell table:number-columns-repeated="16379"/>
        </table:table-row>
        <table:table-row table:style-name="ro1">
          <table:table-cell office:value-type="float" office:value="1674247820.88626" table:style-name="ce1">
            <text:p>1674247821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6.599999999999994" table:style-name="ce1">
            <text:p>-76,6</text:p>
          </table:table-cell>
          <table:table-cell table:number-columns-repeated="16379"/>
        </table:table-row>
        <table:table-row table:style-name="ro1">
          <table:table-cell office:value-type="float" office:value="1674247823.9503901" table:style-name="ce1">
            <text:p>1674247824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4.8" table:style-name="ce1">
            <text:p>-74,8</text:p>
          </table:table-cell>
          <table:table-cell table:number-columns-repeated="16379"/>
        </table:table-row>
        <table:table-row table:style-name="ro1">
          <table:table-cell office:value-type="float" office:value="1674247830.0875001" table:style-name="ce1">
            <text:p>1674247830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5" table:style-name="ce1">
            <text:p>-55</text:p>
          </table:table-cell>
          <table:table-cell table:number-columns-repeated="16379"/>
        </table:table-row>
        <table:table-row table:style-name="ro1">
          <table:table-cell office:value-type="float" office:value="1674247833.19051" table:style-name="ce1">
            <text:p>1674247833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0" table:style-name="ce1">
            <text:p>-60</text:p>
          </table:table-cell>
          <table:table-cell table:number-columns-repeated="16379"/>
        </table:table-row>
        <table:table-row table:style-name="ro1">
          <table:table-cell office:value-type="float" office:value="1674247836.2378199" table:style-name="ce1">
            <text:p>1674247836</text:p>
          </table:table-cell>
          <table:table-cell office:value-type="string" table:style-name="ce1">
            <text:p>0C:B8:15:F3:68:DC</text:p>
          </table:table-cell>
          <table:table-cell table:style-name="ce1"/>
          <table:table-cell office:value-type="string" table:style-name="ce1">
            <text:p>f0:65:ae:2f:c5:d5</text:p>
          </table:table-cell>
          <table:table-cell office:value-type="float" office:value="-60" table:style-name="ce1">
            <text:p>-60</text:p>
          </table:table-cell>
          <table:table-cell table:number-columns-repeated="16379"/>
        </table:table-row>
        <table:table-row table:style-name="ro1">
          <table:table-cell office:value-type="float" office:value="1674247839.2994499" table:style-name="ce1">
            <text:p>1674247839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2.25" table:style-name="ce1">
            <text:p>-62,25</text:p>
          </table:table-cell>
          <table:table-cell table:number-columns-repeated="16379"/>
        </table:table-row>
        <table:table-row table:style-name="ro1">
          <table:table-cell office:value-type="float" office:value="1674247842.3622401" table:style-name="ce1">
            <text:p>1674247842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3.2" table:style-name="ce1">
            <text:p>-63,2</text:p>
          </table:table-cell>
          <table:table-cell table:number-columns-repeated="16379"/>
        </table:table-row>
        <table:table-row table:style-name="ro1">
          <table:table-cell office:value-type="float" office:value="1674247845.4275401" table:style-name="ce1">
            <text:p>1674247845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3.8" table:style-name="ce1">
            <text:p>-63,8</text:p>
          </table:table-cell>
          <table:table-cell table:number-columns-repeated="16379"/>
        </table:table-row>
        <table:table-row table:style-name="ro1">
          <table:table-cell office:value-type="float" office:value="1674247848.4981799" table:style-name="ce1">
            <text:p>1674247848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2.6" table:style-name="ce1">
            <text:p>-62,6</text:p>
          </table:table-cell>
          <table:table-cell table:number-columns-repeated="16379"/>
        </table:table-row>
        <table:table-row table:style-name="ro1">
          <table:table-cell office:value-type="float" office:value="1674247851.5752499" table:style-name="ce1">
            <text:p>1674247852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1.4" table:style-name="ce1">
            <text:p>-61,4</text:p>
          </table:table-cell>
          <table:table-cell table:number-columns-repeated="16379"/>
        </table:table-row>
        <table:table-row table:style-name="ro1">
          <table:table-cell office:value-type="float" office:value="1674247854.6830299" table:style-name="ce1">
            <text:p>1674247855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9" table:style-name="ce1">
            <text:p>-59</text:p>
          </table:table-cell>
          <table:table-cell table:number-columns-repeated="16379"/>
        </table:table-row>
        <table:table-row table:style-name="ro1">
          <table:table-cell office:value-type="float" office:value="1674247857.72644" table:style-name="ce1">
            <text:p>1674247858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9" table:style-name="ce1">
            <text:p>-59</text:p>
          </table:table-cell>
          <table:table-cell table:number-columns-repeated="16379"/>
        </table:table-row>
        <table:table-row table:style-name="ro1">
          <table:table-cell office:value-type="float" office:value="1674247860.7927499" table:style-name="ce1">
            <text:p>1674247861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9.2" table:style-name="ce1">
            <text:p>-59,2</text:p>
          </table:table-cell>
          <table:table-cell table:number-columns-repeated="16379"/>
        </table:table-row>
        <table:table-row table:style-name="ro1">
          <table:table-cell office:value-type="float" office:value="1674247863.86373" table:style-name="ce1">
            <text:p>1674247864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0" table:style-name="ce1">
            <text:p>-60</text:p>
          </table:table-cell>
          <table:table-cell table:number-columns-repeated="16379"/>
        </table:table-row>
        <table:table-row table:style-name="ro1">
          <table:table-cell office:value-type="float" office:value="1674247866.9268799" table:style-name="ce1">
            <text:p>1674247867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4.400000000000006" table:style-name="ce1">
            <text:p>-64,4</text:p>
          </table:table-cell>
          <table:table-cell table:number-columns-repeated="16379"/>
        </table:table-row>
        <table:table-row table:style-name="ro1">
          <table:table-cell office:value-type="float" office:value="1674247869.9985499" table:style-name="ce1">
            <text:p>1674247870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3.8" table:style-name="ce1">
            <text:p>-63,8</text:p>
          </table:table-cell>
          <table:table-cell table:number-columns-repeated="16379"/>
        </table:table-row>
        <table:table-row table:style-name="ro1">
          <table:table-cell office:value-type="float" office:value="1674247873.0762" table:style-name="ce1">
            <text:p>1674247873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0.6" table:style-name="ce1">
            <text:p>-60,6</text:p>
          </table:table-cell>
          <table:table-cell table:number-columns-repeated="16379"/>
        </table:table-row>
        <table:table-row table:style-name="ro1">
          <table:table-cell office:value-type="float" office:value="1674247876.1484799" table:style-name="ce1">
            <text:p>1674247876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8.6" table:style-name="ce1">
            <text:p>-58,6</text:p>
          </table:table-cell>
          <table:table-cell table:number-columns-repeated="16379"/>
        </table:table-row>
        <table:table-row table:style-name="ro1">
          <table:table-cell office:value-type="float" office:value="1674247879.2075801" table:style-name="ce1">
            <text:p>1674247879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5.2" table:style-name="ce1">
            <text:p>-55,2</text:p>
          </table:table-cell>
          <table:table-cell table:number-columns-repeated="16379"/>
        </table:table-row>
        <table:table-row table:style-name="ro1">
          <table:table-cell office:value-type="float" office:value="1674247882.2723" table:style-name="ce1">
            <text:p>1674247882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49.2" table:style-name="ce1">
            <text:p>-49,2</text:p>
          </table:table-cell>
          <table:table-cell table:number-columns-repeated="16379"/>
        </table:table-row>
        <table:table-row table:style-name="ro1">
          <table:table-cell office:value-type="float" office:value="1674247885.3399" table:style-name="ce1">
            <text:p>1674247885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0" table:style-name="ce1">
            <text:p>-50</text:p>
          </table:table-cell>
          <table:table-cell table:number-columns-repeated="16379"/>
        </table:table-row>
        <table:table-row table:style-name="ro1">
          <table:table-cell office:value-type="float" office:value="1674247888.4695201" table:style-name="ce1">
            <text:p>1674247888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0.2" table:style-name="ce1">
            <text:p>-50,2</text:p>
          </table:table-cell>
          <table:table-cell table:number-columns-repeated="16379"/>
        </table:table-row>
        <table:table-row table:style-name="ro1">
          <table:table-cell office:value-type="float" office:value="1674247891.5337901" table:style-name="ce1">
            <text:p>1674247892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49.6" table:style-name="ce1">
            <text:p>-49,6</text:p>
          </table:table-cell>
          <table:table-cell table:number-columns-repeated="16379"/>
        </table:table-row>
        <table:table-row table:style-name="ro1">
          <table:table-cell office:value-type="float" office:value="1674247894.5866101" table:style-name="ce1">
            <text:p>1674247895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48.6" table:style-name="ce1">
            <text:p>-48,6</text:p>
          </table:table-cell>
          <table:table-cell table:number-columns-repeated="16379"/>
        </table:table-row>
        <table:table-row table:style-name="ro1">
          <table:table-cell office:value-type="float" office:value="1674247897.65978" table:style-name="ce1">
            <text:p>1674247898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47.6" table:style-name="ce1">
            <text:p>-47,6</text:p>
          </table:table-cell>
          <table:table-cell table:number-columns-repeated="16379"/>
        </table:table-row>
        <table:table-row table:style-name="ro1">
          <table:table-cell office:value-type="float" office:value="1674247900.7265699" table:style-name="ce1">
            <text:p>1674247901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44.4" table:style-name="ce1">
            <text:p>-44,4</text:p>
          </table:table-cell>
          <table:table-cell table:number-columns-repeated="16379"/>
        </table:table-row>
        <table:table-row table:style-name="ro1">
          <table:table-cell office:value-type="float" office:value="1674247903.77686" table:style-name="ce1">
            <text:p>1674247904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42.6" table:style-name="ce1">
            <text:p>-42,6</text:p>
          </table:table-cell>
          <table:table-cell table:number-columns-repeated="16379"/>
        </table:table-row>
        <table:table-row table:style-name="ro1">
          <table:table-cell office:value-type="float" office:value="1674247906.8380799" table:style-name="ce1">
            <text:p>1674247907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44.6" table:style-name="ce1">
            <text:p>-44,6</text:p>
          </table:table-cell>
          <table:table-cell table:number-columns-repeated="16379"/>
        </table:table-row>
        <table:table-row table:style-name="ro1">
          <table:table-cell office:value-type="float" office:value="1674247909.9125299" table:style-name="ce1">
            <text:p>1674247910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47.6" table:style-name="ce1">
            <text:p>-47,6</text:p>
          </table:table-cell>
          <table:table-cell table:number-columns-repeated="16379"/>
        </table:table-row>
        <table:table-row table:style-name="ro1">
          <table:table-cell office:value-type="float" office:value="1674247912.9755499" table:style-name="ce1">
            <text:p>1674247913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0.6" table:style-name="ce1">
            <text:p>-50,6</text:p>
          </table:table-cell>
          <table:table-cell table:number-columns-repeated="16379"/>
        </table:table-row>
        <table:table-row table:style-name="ro1">
          <table:table-cell office:value-type="float" office:value="1674247916.0536301" table:style-name="ce1">
            <text:p>1674247916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3.2" table:style-name="ce1">
            <text:p>-53,2</text:p>
          </table:table-cell>
          <table:table-cell table:number-columns-repeated="16379"/>
        </table:table-row>
        <table:table-row table:style-name="ro1">
          <table:table-cell office:value-type="float" office:value="1674247919.11796" table:style-name="ce1">
            <text:p>1674247919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6.8" table:style-name="ce1">
            <text:p>-56,8</text:p>
          </table:table-cell>
          <table:table-cell table:number-columns-repeated="16379"/>
        </table:table-row>
        <table:table-row table:style-name="ro1">
          <table:table-cell office:value-type="float" office:value="1674247922.18136" table:style-name="ce1">
            <text:p>1674247922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8.8" table:style-name="ce1">
            <text:p>-58,8</text:p>
          </table:table-cell>
          <table:table-cell table:number-columns-repeated="16379"/>
        </table:table-row>
        <table:table-row table:style-name="ro1">
          <table:table-cell office:value-type="float" office:value="1674247925.2788899" table:style-name="ce1">
            <text:p>1674247925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0.4" table:style-name="ce1">
            <text:p>-60,4</text:p>
          </table:table-cell>
          <table:table-cell table:number-columns-repeated="16379"/>
        </table:table-row>
        <table:table-row table:style-name="ro1">
          <table:table-cell office:value-type="float" office:value="1674247928.2974501" table:style-name="ce1">
            <text:p>1674247928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3.8" table:style-name="ce1">
            <text:p>-63,8</text:p>
          </table:table-cell>
          <table:table-cell table:number-columns-repeated="16379"/>
        </table:table-row>
        <table:table-row table:style-name="ro1">
          <table:table-cell office:value-type="float" office:value="1674247931.3622" table:style-name="ce1">
            <text:p>1674247931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6.400000000000006" table:style-name="ce1">
            <text:p>-66,4</text:p>
          </table:table-cell>
          <table:table-cell table:number-columns-repeated="16379"/>
        </table:table-row>
        <table:table-row table:style-name="ro1">
          <table:table-cell office:value-type="float" office:value="1674247934.41803" table:style-name="ce1">
            <text:p>1674247934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8" table:style-name="ce1">
            <text:p>-68</text:p>
          </table:table-cell>
          <table:table-cell table:number-columns-repeated="16379"/>
        </table:table-row>
        <table:table-row table:style-name="ro1">
          <table:table-cell office:value-type="float" office:value="1674247937.4847801" table:style-name="ce1">
            <text:p>1674247937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0.8" table:style-name="ce1">
            <text:p>-70,8</text:p>
          </table:table-cell>
          <table:table-cell table:number-columns-repeated="16379"/>
        </table:table-row>
        <table:table-row table:style-name="ro1">
          <table:table-cell office:value-type="float" office:value="1674247940.5526299" table:style-name="ce1">
            <text:p>1674247941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2" table:style-name="ce1">
            <text:p>-72</text:p>
          </table:table-cell>
          <table:table-cell table:number-columns-repeated="16379"/>
        </table:table-row>
        <table:table-row table:style-name="ro1">
          <table:table-cell office:value-type="float" office:value="1674247943.6168599" table:style-name="ce1">
            <text:p>1674247944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4" table:style-name="ce1">
            <text:p>-74</text:p>
          </table:table-cell>
          <table:table-cell table:number-columns-repeated="16379"/>
        </table:table-row>
        <table:table-row table:style-name="ro1">
          <table:table-cell office:value-type="float" office:value="1674247946.68241" table:style-name="ce1">
            <text:p>1674247947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4.2" table:style-name="ce1">
            <text:p>-74,2</text:p>
          </table:table-cell>
          <table:table-cell table:number-columns-repeated="16379"/>
        </table:table-row>
        <table:table-row table:style-name="ro1">
          <table:table-cell office:value-type="float" office:value="1674247949.7426901" table:style-name="ce1">
            <text:p>1674247950</text:p>
          </table:table-cell>
          <table:table-cell office:value-type="string" table:style-name="ce1">
            <text:p>0C:B8:15:F3:68:DC</text:p>
          </table:table-cell>
          <table:table-cell table:style-name="ce1"/>
          <table:table-cell office:value-type="string" table:style-name="ce1">
            <text:p>f0:65:ae:2f:c5:d5</text:p>
          </table:table-cell>
          <table:table-cell office:value-type="float" office:value="-74" table:style-name="ce1">
            <text:p>-74</text:p>
          </table:table-cell>
          <table:table-cell table:number-columns-repeated="16379"/>
        </table:table-row>
        <table:table-row table:style-name="ro1">
          <table:table-cell office:value-type="float" office:value="1674247952.7904201" table:style-name="ce1">
            <text:p>1674247953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2.599999999999994" table:style-name="ce1">
            <text:p>-72,6</text:p>
          </table:table-cell>
          <table:table-cell table:number-columns-repeated="16379"/>
        </table:table-row>
        <table:table-row table:style-name="ro1">
          <table:table-cell office:value-type="float" office:value="1674247955.86498" table:style-name="ce1">
            <text:p>1674247956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2.2" table:style-name="ce1">
            <text:p>-72,2</text:p>
          </table:table-cell>
          <table:table-cell table:number-columns-repeated="16379"/>
        </table:table-row>
        <table:table-row table:style-name="ro1">
          <table:table-cell office:value-type="float" office:value="1674247958.9245999" table:style-name="ce1">
            <text:p>1674247959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0.400000000000006" table:style-name="ce1">
            <text:p>-70,4</text:p>
          </table:table-cell>
          <table:table-cell table:number-columns-repeated="16379"/>
        </table:table-row>
        <table:table-row table:style-name="ro1">
          <table:table-cell office:value-type="float" office:value="1674247961.9882901" table:style-name="ce1">
            <text:p>1674247962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3.2" table:style-name="ce1">
            <text:p>-73,2</text:p>
          </table:table-cell>
          <table:table-cell table:number-columns-repeated="16379"/>
        </table:table-row>
        <table:table-row table:style-name="ro1">
          <table:table-cell office:value-type="float" office:value="1674247965.0622301" table:style-name="ce1">
            <text:p>1674247965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4.400000000000006" table:style-name="ce1">
            <text:p>-74,4</text:p>
          </table:table-cell>
          <table:table-cell table:number-columns-repeated="16379"/>
        </table:table-row>
        <table:table-row table:style-name="ro1">
          <table:table-cell office:value-type="float" office:value="1674247977.30109" table:style-name="ce1">
            <text:p>1674247977</text:p>
          </table:table-cell>
          <table:table-cell office:value-type="string" table:style-name="ce1">
            <text:p>0C:B8:15:F3:68:DC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6" table:style-name="ce1">
            <text:p>-76</text:p>
          </table:table-cell>
          <table:table-cell table:number-columns-repeated="16379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number-rows-repeated="1048408" table:style-name="ro2">
          <table:table-cell table:number-columns-repeated="16384"/>
        </table:table-row>
      </table:table>
      <table:table table:name="Sheet6" table:style-name="ta1">
        <table:table-column table:style-name="co1" table:default-cell-style-name="ce1"/>
        <table:table-column table:style-name="co3" table:number-columns-repeated="4" table:default-cell-style-name="ce1"/>
        <table:table-column table:style-name="co4" table:number-columns-repeated="16379" table:default-cell-style-name="ce1"/>
        <table:table-row table:style-name="ro1">
          <table:table-cell office:value-type="float" office:value="1674247447.4893701" table:style-name="ce1">
            <text:p>1674247447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6" table:style-name="ce1">
            <text:p>-66</text:p>
          </table:table-cell>
          <table:table-cell table:number-columns-repeated="16379"/>
        </table:table-row>
        <table:table-row table:style-name="ro1">
          <table:table-cell office:value-type="float" office:value="1674247450.5576701" table:style-name="ce1">
            <text:p>1674247451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9" table:style-name="ce1">
            <text:p>-59</text:p>
          </table:table-cell>
          <table:table-cell table:number-columns-repeated="16379"/>
        </table:table-row>
        <table:table-row table:style-name="ro1">
          <table:table-cell office:value-type="float" office:value="1674247453.63271" table:style-name="ce1">
            <text:p>1674247454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5.6666666666667" table:style-name="ce1">
            <text:p>-55,66666667</text:p>
          </table:table-cell>
          <table:table-cell table:number-columns-repeated="16379"/>
        </table:table-row>
        <table:table-row table:style-name="ro1">
          <table:table-cell office:value-type="float" office:value="1674247456.72627" table:style-name="ce1">
            <text:p>1674247457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2.25" table:style-name="ce1">
            <text:p>-52,25</text:p>
          </table:table-cell>
          <table:table-cell table:number-columns-repeated="16379"/>
        </table:table-row>
        <table:table-row table:style-name="ro1">
          <table:table-cell office:value-type="float" office:value="1674247459.77582" table:style-name="ce1">
            <text:p>1674247460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3.6" table:style-name="ce1">
            <text:p>-53,6</text:p>
          </table:table-cell>
          <table:table-cell table:number-columns-repeated="16379"/>
        </table:table-row>
        <table:table-row table:style-name="ro1">
          <table:table-cell office:value-type="float" office:value="1674247462.8536401" table:style-name="ce1">
            <text:p>1674247463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49.6" table:style-name="ce1">
            <text:p>-49,6</text:p>
          </table:table-cell>
          <table:table-cell table:number-columns-repeated="16379"/>
        </table:table-row>
        <table:table-row table:style-name="ro1">
          <table:table-cell office:value-type="float" office:value="1674247465.9142699" table:style-name="ce1">
            <text:p>1674247466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49" table:style-name="ce1">
            <text:p>-49</text:p>
          </table:table-cell>
          <table:table-cell table:number-columns-repeated="16379"/>
        </table:table-row>
        <table:table-row table:style-name="ro1">
          <table:table-cell office:value-type="float" office:value="1674247468.9888201" table:style-name="ce1">
            <text:p>1674247469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1" table:style-name="ce1">
            <text:p>-51</text:p>
          </table:table-cell>
          <table:table-cell table:number-columns-repeated="16379"/>
        </table:table-row>
        <table:table-row table:style-name="ro1">
          <table:table-cell office:value-type="float" office:value="1674247472.0633199" table:style-name="ce1">
            <text:p>1674247472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2.2" table:style-name="ce1">
            <text:p>-52,2</text:p>
          </table:table-cell>
          <table:table-cell table:number-columns-repeated="16379"/>
        </table:table-row>
        <table:table-row table:style-name="ro1">
          <table:table-cell office:value-type="float" office:value="1674247475.1287" table:style-name="ce1">
            <text:p>1674247475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2.6" table:style-name="ce1">
            <text:p>-52,6</text:p>
          </table:table-cell>
          <table:table-cell table:number-columns-repeated="16379"/>
        </table:table-row>
        <table:table-row table:style-name="ro1">
          <table:table-cell office:value-type="float" office:value="1674247478.2021201" table:style-name="ce1">
            <text:p>1674247478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4.4" table:style-name="ce1">
            <text:p>-54,4</text:p>
          </table:table-cell>
          <table:table-cell table:number-columns-repeated="16379"/>
        </table:table-row>
        <table:table-row table:style-name="ro1">
          <table:table-cell office:value-type="float" office:value="1674247481.2820001" table:style-name="ce1">
            <text:p>1674247481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5.2" table:style-name="ce1">
            <text:p>-55,2</text:p>
          </table:table-cell>
          <table:table-cell table:number-columns-repeated="16379"/>
        </table:table-row>
        <table:table-row table:style-name="ro1">
          <table:table-cell office:value-type="float" office:value="1674247484.34056" table:style-name="ce1">
            <text:p>1674247484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3.4" table:style-name="ce1">
            <text:p>-53,4</text:p>
          </table:table-cell>
          <table:table-cell table:number-columns-repeated="16379"/>
        </table:table-row>
        <table:table-row table:style-name="ro1">
          <table:table-cell office:value-type="float" office:value="1674247487.4406099" table:style-name="ce1">
            <text:p>1674247487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2.6" table:style-name="ce1">
            <text:p>-52,6</text:p>
          </table:table-cell>
          <table:table-cell table:number-columns-repeated="16379"/>
        </table:table-row>
        <table:table-row table:style-name="ro1">
          <table:table-cell office:value-type="float" office:value="1674247490.4897201" table:style-name="ce1">
            <text:p>1674247490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0" table:style-name="ce1">
            <text:p>-50</text:p>
          </table:table-cell>
          <table:table-cell table:number-columns-repeated="16379"/>
        </table:table-row>
        <table:table-row table:style-name="ro1">
          <table:table-cell office:value-type="float" office:value="1674247493.5736499" table:style-name="ce1">
            <text:p>1674247494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48.8" table:style-name="ce1">
            <text:p>-48,8</text:p>
          </table:table-cell>
          <table:table-cell table:number-columns-repeated="16379"/>
        </table:table-row>
        <table:table-row table:style-name="ro1">
          <table:table-cell office:value-type="float" office:value="1674247496.6558199" table:style-name="ce1">
            <text:p>1674247497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48.2" table:style-name="ce1">
            <text:p>-48,2</text:p>
          </table:table-cell>
          <table:table-cell table:number-columns-repeated="16379"/>
        </table:table-row>
        <table:table-row table:style-name="ro1">
          <table:table-cell office:value-type="float" office:value="1674247499.71929" table:style-name="ce1">
            <text:p>1674247500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0.6" table:style-name="ce1">
            <text:p>-50,6</text:p>
          </table:table-cell>
          <table:table-cell table:number-columns-repeated="16379"/>
        </table:table-row>
        <table:table-row table:style-name="ro1">
          <table:table-cell office:value-type="float" office:value="1674247502.8071001" table:style-name="ce1">
            <text:p>1674247503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1.6" table:style-name="ce1">
            <text:p>-51,6</text:p>
          </table:table-cell>
          <table:table-cell table:number-columns-repeated="16379"/>
        </table:table-row>
        <table:table-row table:style-name="ro1">
          <table:table-cell office:value-type="float" office:value="1674247505.8567901" table:style-name="ce1">
            <text:p>1674247506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2.8" table:style-name="ce1">
            <text:p>-52,8</text:p>
          </table:table-cell>
          <table:table-cell table:number-columns-repeated="16379"/>
        </table:table-row>
        <table:table-row table:style-name="ro1">
          <table:table-cell office:value-type="float" office:value="1674247508.9281399" table:style-name="ce1">
            <text:p>1674247509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4" table:style-name="ce1">
            <text:p>-54</text:p>
          </table:table-cell>
          <table:table-cell table:number-columns-repeated="16379"/>
        </table:table-row>
        <table:table-row table:style-name="ro1">
          <table:table-cell office:value-type="float" office:value="1674247512.0253999" table:style-name="ce1">
            <text:p>1674247512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3.8" table:style-name="ce1">
            <text:p>-53,8</text:p>
          </table:table-cell>
          <table:table-cell table:number-columns-repeated="16379"/>
        </table:table-row>
        <table:table-row table:style-name="ro1">
          <table:table-cell office:value-type="float" office:value="1674247515.08764" table:style-name="ce1">
            <text:p>1674247515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2.4" table:style-name="ce1">
            <text:p>-52,4</text:p>
          </table:table-cell>
          <table:table-cell table:number-columns-repeated="16379"/>
        </table:table-row>
        <table:table-row table:style-name="ro1">
          <table:table-cell office:value-type="float" office:value="1674247518.13816" table:style-name="ce1">
            <text:p>1674247518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3.8" table:style-name="ce1">
            <text:p>-53,8</text:p>
          </table:table-cell>
          <table:table-cell table:number-columns-repeated="16379"/>
        </table:table-row>
        <table:table-row table:style-name="ro1">
          <table:table-cell office:value-type="float" office:value="1674247521.2093401" table:style-name="ce1">
            <text:p>1674247521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4.2" table:style-name="ce1">
            <text:p>-54,2</text:p>
          </table:table-cell>
          <table:table-cell table:number-columns-repeated="16379"/>
        </table:table-row>
        <table:table-row table:style-name="ro1">
          <table:table-cell office:value-type="float" office:value="1674247524.2802" table:style-name="ce1">
            <text:p>1674247524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3.4" table:style-name="ce1">
            <text:p>-53,4</text:p>
          </table:table-cell>
          <table:table-cell table:number-columns-repeated="16379"/>
        </table:table-row>
        <table:table-row table:style-name="ro1">
          <table:table-cell office:value-type="float" office:value="1674247527.3485999" table:style-name="ce1">
            <text:p>1674247527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5.2" table:style-name="ce1">
            <text:p>-55,2</text:p>
          </table:table-cell>
          <table:table-cell table:number-columns-repeated="16379"/>
        </table:table-row>
        <table:table-row table:style-name="ro1">
          <table:table-cell office:value-type="float" office:value="1674247530.4256499" table:style-name="ce1">
            <text:p>1674247530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6.8" table:style-name="ce1">
            <text:p>-56,8</text:p>
          </table:table-cell>
          <table:table-cell table:number-columns-repeated="16379"/>
        </table:table-row>
        <table:table-row table:style-name="ro1">
          <table:table-cell office:value-type="float" office:value="1674247533.48086" table:style-name="ce1">
            <text:p>1674247533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6.8" table:style-name="ce1">
            <text:p>-56,8</text:p>
          </table:table-cell>
          <table:table-cell table:number-columns-repeated="16379"/>
        </table:table-row>
        <table:table-row table:style-name="ro1">
          <table:table-cell office:value-type="float" office:value="1674247536.55738" table:style-name="ce1">
            <text:p>1674247537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7" table:style-name="ce1">
            <text:p>-57</text:p>
          </table:table-cell>
          <table:table-cell table:number-columns-repeated="16379"/>
        </table:table-row>
        <table:table-row table:style-name="ro1">
          <table:table-cell office:value-type="float" office:value="1674247539.61622" table:style-name="ce1">
            <text:p>1674247540</text:p>
          </table:table-cell>
          <table:table-cell office:value-type="string" table:style-name="ce1">
            <text:p>58:BF:25:93:7C:88</text:p>
          </table:table-cell>
          <table:table-cell table:style-name="ce1"/>
          <table:table-cell office:value-type="string" table:style-name="ce1">
            <text:p>f0:65:ae:2f:c5:d5</text:p>
          </table:table-cell>
          <table:table-cell office:value-type="float" office:value="-60.6" table:style-name="ce1">
            <text:p>-60,6</text:p>
          </table:table-cell>
          <table:table-cell table:number-columns-repeated="16379"/>
        </table:table-row>
        <table:table-row table:style-name="ro1">
          <table:table-cell office:value-type="float" office:value="1674247542.68783" table:style-name="ce1">
            <text:p>1674247543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1.6" table:style-name="ce1">
            <text:p>-61,6</text:p>
          </table:table-cell>
          <table:table-cell table:number-columns-repeated="16379"/>
        </table:table-row>
        <table:table-row table:style-name="ro1">
          <table:table-cell office:value-type="float" office:value="1674247545.7632699" table:style-name="ce1">
            <text:p>1674247546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1.2" table:style-name="ce1">
            <text:p>-61,2</text:p>
          </table:table-cell>
          <table:table-cell table:number-columns-repeated="16379"/>
        </table:table-row>
        <table:table-row table:style-name="ro1">
          <table:table-cell office:value-type="float" office:value="1674247548.82303" table:style-name="ce1">
            <text:p>1674247549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1.6" table:style-name="ce1">
            <text:p>-61,6</text:p>
          </table:table-cell>
          <table:table-cell table:number-columns-repeated="16379"/>
        </table:table-row>
        <table:table-row table:style-name="ro1">
          <table:table-cell office:value-type="float" office:value="1674247551.89224" table:style-name="ce1">
            <text:p>1674247552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1" table:style-name="ce1">
            <text:p>-61</text:p>
          </table:table-cell>
          <table:table-cell table:number-columns-repeated="16379"/>
        </table:table-row>
        <table:table-row table:style-name="ro1">
          <table:table-cell office:value-type="float" office:value="1674247554.9481599" table:style-name="ce1">
            <text:p>1674247555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8" table:style-name="ce1">
            <text:p>-58</text:p>
          </table:table-cell>
          <table:table-cell table:number-columns-repeated="16379"/>
        </table:table-row>
        <table:table-row table:style-name="ro1">
          <table:table-cell office:value-type="float" office:value="1674247558.0135901" table:style-name="ce1">
            <text:p>1674247558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7" table:style-name="ce1">
            <text:p>-57</text:p>
          </table:table-cell>
          <table:table-cell table:number-columns-repeated="16379"/>
        </table:table-row>
        <table:table-row table:style-name="ro1">
          <table:table-cell office:value-type="float" office:value="1674247561.0878999" table:style-name="ce1">
            <text:p>1674247561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7.4" table:style-name="ce1">
            <text:p>-57,4</text:p>
          </table:table-cell>
          <table:table-cell table:number-columns-repeated="16379"/>
        </table:table-row>
        <table:table-row table:style-name="ro1">
          <table:table-cell office:value-type="float" office:value="1674247564.1603" table:style-name="ce1">
            <text:p>1674247564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7.2" table:style-name="ce1">
            <text:p>-57,2</text:p>
          </table:table-cell>
          <table:table-cell table:number-columns-repeated="16379"/>
        </table:table-row>
        <table:table-row table:style-name="ro1">
          <table:table-cell office:value-type="float" office:value="1674247567.2247901" table:style-name="ce1">
            <text:p>1674247567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7.6" table:style-name="ce1">
            <text:p>-57,6</text:p>
          </table:table-cell>
          <table:table-cell table:number-columns-repeated="16379"/>
        </table:table-row>
        <table:table-row table:style-name="ro1">
          <table:table-cell office:value-type="float" office:value="1674247570.28828" table:style-name="ce1">
            <text:p>1674247570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5.6" table:style-name="ce1">
            <text:p>-55,6</text:p>
          </table:table-cell>
          <table:table-cell table:number-columns-repeated="16379"/>
        </table:table-row>
        <table:table-row table:style-name="ro1">
          <table:table-cell office:value-type="float" office:value="1674247573.3618901" table:style-name="ce1">
            <text:p>1674247573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2.8" table:style-name="ce1">
            <text:p>-52,8</text:p>
          </table:table-cell>
          <table:table-cell table:number-columns-repeated="16379"/>
        </table:table-row>
        <table:table-row table:style-name="ro1">
          <table:table-cell office:value-type="float" office:value="1674247576.4367399" table:style-name="ce1">
            <text:p>1674247576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49.8" table:style-name="ce1">
            <text:p>-49,8</text:p>
          </table:table-cell>
          <table:table-cell table:number-columns-repeated="16379"/>
        </table:table-row>
        <table:table-row table:style-name="ro1">
          <table:table-cell office:value-type="float" office:value="1674247579.4997001" table:style-name="ce1">
            <text:p>1674247579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48.4" table:style-name="ce1">
            <text:p>-48,4</text:p>
          </table:table-cell>
          <table:table-cell table:number-columns-repeated="16379"/>
        </table:table-row>
        <table:table-row table:style-name="ro1">
          <table:table-cell office:value-type="float" office:value="1674247582.57236" table:style-name="ce1">
            <text:p>1674247583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46.2" table:style-name="ce1">
            <text:p>-46,2</text:p>
          </table:table-cell>
          <table:table-cell table:number-columns-repeated="16379"/>
        </table:table-row>
        <table:table-row table:style-name="ro1">
          <table:table-cell office:value-type="float" office:value="1674247585.6454401" table:style-name="ce1">
            <text:p>1674247586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47.2" table:style-name="ce1">
            <text:p>-47,2</text:p>
          </table:table-cell>
          <table:table-cell table:number-columns-repeated="16379"/>
        </table:table-row>
        <table:table-row table:style-name="ro1">
          <table:table-cell office:value-type="float" office:value="1674247588.6886201" table:style-name="ce1">
            <text:p>1674247589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47.4" table:style-name="ce1">
            <text:p>-47,4</text:p>
          </table:table-cell>
          <table:table-cell table:number-columns-repeated="16379"/>
        </table:table-row>
        <table:table-row table:style-name="ro1">
          <table:table-cell office:value-type="float" office:value="1674247591.7775199" table:style-name="ce1">
            <text:p>1674247592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47.6" table:style-name="ce1">
            <text:p>-47,6</text:p>
          </table:table-cell>
          <table:table-cell table:number-columns-repeated="16379"/>
        </table:table-row>
        <table:table-row table:style-name="ro1">
          <table:table-cell office:value-type="float" office:value="1674247594.8349299" table:style-name="ce1">
            <text:p>1674247595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45.8" table:style-name="ce1">
            <text:p>-45,8</text:p>
          </table:table-cell>
          <table:table-cell table:number-columns-repeated="16379"/>
        </table:table-row>
        <table:table-row table:style-name="ro1">
          <table:table-cell office:value-type="float" office:value="1674247597.92097" table:style-name="ce1">
            <text:p>1674247598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46.4" table:style-name="ce1">
            <text:p>-46,4</text:p>
          </table:table-cell>
          <table:table-cell table:number-columns-repeated="16379"/>
        </table:table-row>
        <table:table-row table:style-name="ro1">
          <table:table-cell office:value-type="float" office:value="1674247600.99262" table:style-name="ce1">
            <text:p>1674247601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46.4" table:style-name="ce1">
            <text:p>-46,4</text:p>
          </table:table-cell>
          <table:table-cell table:number-columns-repeated="16379"/>
        </table:table-row>
        <table:table-row table:style-name="ro1">
          <table:table-cell office:value-type="float" office:value="1674247604.06829" table:style-name="ce1">
            <text:p>1674247604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46.4" table:style-name="ce1">
            <text:p>-46,4</text:p>
          </table:table-cell>
          <table:table-cell table:number-columns-repeated="16379"/>
        </table:table-row>
        <table:table-row table:style-name="ro1">
          <table:table-cell office:value-type="float" office:value="1674247607.1317501" table:style-name="ce1">
            <text:p>1674247607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45.4" table:style-name="ce1">
            <text:p>-45,4</text:p>
          </table:table-cell>
          <table:table-cell table:number-columns-repeated="16379"/>
        </table:table-row>
        <table:table-row table:style-name="ro1">
          <table:table-cell office:value-type="float" office:value="1674247610.22088" table:style-name="ce1">
            <text:p>1674247610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45" table:style-name="ce1">
            <text:p>-45</text:p>
          </table:table-cell>
          <table:table-cell table:number-columns-repeated="16379"/>
        </table:table-row>
        <table:table-row table:style-name="ro1">
          <table:table-cell office:value-type="float" office:value="1674247613.2952499" table:style-name="ce1">
            <text:p>1674247613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43.4" table:style-name="ce1">
            <text:p>-43,4</text:p>
          </table:table-cell>
          <table:table-cell table:number-columns-repeated="16379"/>
        </table:table-row>
        <table:table-row table:style-name="ro1">
          <table:table-cell office:value-type="float" office:value="1674247616.36835" table:style-name="ce1">
            <text:p>1674247616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41.8" table:style-name="ce1">
            <text:p>-41,8</text:p>
          </table:table-cell>
          <table:table-cell table:number-columns-repeated="16379"/>
        </table:table-row>
        <table:table-row table:style-name="ro1">
          <table:table-cell office:value-type="float" office:value="1674247619.44942" table:style-name="ce1">
            <text:p>1674247619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40.200000000000003" table:style-name="ce1">
            <text:p>-40,2</text:p>
          </table:table-cell>
          <table:table-cell table:number-columns-repeated="16379"/>
        </table:table-row>
        <table:table-row table:style-name="ro1">
          <table:table-cell office:value-type="float" office:value="1674247622.51454" table:style-name="ce1">
            <text:p>1674247623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36.6" table:style-name="ce1">
            <text:p>-36,6</text:p>
          </table:table-cell>
          <table:table-cell table:number-columns-repeated="16379"/>
        </table:table-row>
        <table:table-row table:style-name="ro1">
          <table:table-cell office:value-type="float" office:value="1674247625.57866" table:style-name="ce1">
            <text:p>1674247626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35.6" table:style-name="ce1">
            <text:p>-35,6</text:p>
          </table:table-cell>
          <table:table-cell table:number-columns-repeated="16379"/>
        </table:table-row>
        <table:table-row table:style-name="ro1">
          <table:table-cell office:value-type="float" office:value="1674247628.66554" table:style-name="ce1">
            <text:p>1674247629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33.799999999999997" table:style-name="ce1">
            <text:p>-33,8</text:p>
          </table:table-cell>
          <table:table-cell table:number-columns-repeated="16379"/>
        </table:table-row>
        <table:table-row table:style-name="ro1">
          <table:table-cell office:value-type="float" office:value="1674247631.7267499" table:style-name="ce1">
            <text:p>1674247632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31.8" table:style-name="ce1">
            <text:p>-31,8</text:p>
          </table:table-cell>
          <table:table-cell table:number-columns-repeated="16379"/>
        </table:table-row>
        <table:table-row table:style-name="ro1">
          <table:table-cell office:value-type="float" office:value="1674247634.79445" table:style-name="ce1">
            <text:p>1674247635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29.6" table:style-name="ce1">
            <text:p>-29,6</text:p>
          </table:table-cell>
          <table:table-cell table:number-columns-repeated="16379"/>
        </table:table-row>
        <table:table-row table:style-name="ro1">
          <table:table-cell office:value-type="float" office:value="1674247637.85885" table:style-name="ce1">
            <text:p>1674247638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30.8" table:style-name="ce1">
            <text:p>-30,8</text:p>
          </table:table-cell>
          <table:table-cell table:number-columns-repeated="16379"/>
        </table:table-row>
        <table:table-row table:style-name="ro1">
          <table:table-cell office:value-type="float" office:value="1674247640.9283199" table:style-name="ce1">
            <text:p>1674247641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30.8" table:style-name="ce1">
            <text:p>-30,8</text:p>
          </table:table-cell>
          <table:table-cell table:number-columns-repeated="16379"/>
        </table:table-row>
        <table:table-row table:style-name="ro1">
          <table:table-cell office:value-type="float" office:value="1674247644.0097101" table:style-name="ce1">
            <text:p>1674247644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30.8" table:style-name="ce1">
            <text:p>-30,8</text:p>
          </table:table-cell>
          <table:table-cell table:number-columns-repeated="16379"/>
        </table:table-row>
        <table:table-row table:style-name="ro1">
          <table:table-cell office:value-type="float" office:value="1674247647.0847099" table:style-name="ce1">
            <text:p>1674247647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30.8" table:style-name="ce1">
            <text:p>-30,8</text:p>
          </table:table-cell>
          <table:table-cell table:number-columns-repeated="16379"/>
        </table:table-row>
        <table:table-row table:style-name="ro1">
          <table:table-cell office:value-type="float" office:value="1674247650.1712601" table:style-name="ce1">
            <text:p>1674247650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30.4" table:style-name="ce1">
            <text:p>-30,4</text:p>
          </table:table-cell>
          <table:table-cell table:number-columns-repeated="16379"/>
        </table:table-row>
        <table:table-row table:style-name="ro1">
          <table:table-cell office:value-type="float" office:value="1674247653.23861" table:style-name="ce1">
            <text:p>1674247653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29.6" table:style-name="ce1">
            <text:p>-29,6</text:p>
          </table:table-cell>
          <table:table-cell table:number-columns-repeated="16379"/>
        </table:table-row>
        <table:table-row table:style-name="ro1">
          <table:table-cell office:value-type="float" office:value="1674247656.29585" table:style-name="ce1">
            <text:p>1674247656</text:p>
          </table:table-cell>
          <table:table-cell office:value-type="string" table:style-name="ce1">
            <text:p>58:BF:25:93:7C:88</text:p>
          </table:table-cell>
          <table:table-cell table:style-name="ce1"/>
          <table:table-cell office:value-type="string" table:style-name="ce1">
            <text:p>f0:65:ae:2f:c5:d5</text:p>
          </table:table-cell>
          <table:table-cell office:value-type="float" office:value="-28.4" table:style-name="ce1">
            <text:p>-28,4</text:p>
          </table:table-cell>
          <table:table-cell table:number-columns-repeated="16379"/>
        </table:table-row>
        <table:table-row table:style-name="ro1">
          <table:table-cell office:value-type="float" office:value="1674247659.36309" table:style-name="ce1">
            <text:p>1674247659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28" table:style-name="ce1">
            <text:p>-28</text:p>
          </table:table-cell>
          <table:table-cell table:number-columns-repeated="16379"/>
        </table:table-row>
        <table:table-row table:style-name="ro1">
          <table:table-cell office:value-type="float" office:value="1674247662.46366" table:style-name="ce1">
            <text:p>1674247662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28.4" table:style-name="ce1">
            <text:p>-28,4</text:p>
          </table:table-cell>
          <table:table-cell table:number-columns-repeated="16379"/>
        </table:table-row>
        <table:table-row table:style-name="ro1">
          <table:table-cell office:value-type="float" office:value="1674247665.53529" table:style-name="ce1">
            <text:p>1674247666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31.8" table:style-name="ce1">
            <text:p>-31,8</text:p>
          </table:table-cell>
          <table:table-cell table:number-columns-repeated="16379"/>
        </table:table-row>
        <table:table-row table:style-name="ro1">
          <table:table-cell office:value-type="float" office:value="1674247668.61239" table:style-name="ce1">
            <text:p>1674247669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36.6" table:style-name="ce1">
            <text:p>-36,6</text:p>
          </table:table-cell>
          <table:table-cell table:number-columns-repeated="16379"/>
        </table:table-row>
        <table:table-row table:style-name="ro1">
          <table:table-cell office:value-type="float" office:value="1674247671.66696" table:style-name="ce1">
            <text:p>1674247672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38.6" table:style-name="ce1">
            <text:p>-38,6</text:p>
          </table:table-cell>
          <table:table-cell table:number-columns-repeated="16379"/>
        </table:table-row>
        <table:table-row table:style-name="ro1">
          <table:table-cell office:value-type="float" office:value="1674247674.73826" table:style-name="ce1">
            <text:p>1674247675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40.4" table:style-name="ce1">
            <text:p>-40,4</text:p>
          </table:table-cell>
          <table:table-cell table:number-columns-repeated="16379"/>
        </table:table-row>
        <table:table-row table:style-name="ro1">
          <table:table-cell office:value-type="float" office:value="1674247677.79791" table:style-name="ce1">
            <text:p>1674247678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42.6" table:style-name="ce1">
            <text:p>-42,6</text:p>
          </table:table-cell>
          <table:table-cell table:number-columns-repeated="16379"/>
        </table:table-row>
        <table:table-row table:style-name="ro1">
          <table:table-cell office:value-type="float" office:value="1674247680.85218" table:style-name="ce1">
            <text:p>1674247681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45" table:style-name="ce1">
            <text:p>-45</text:p>
          </table:table-cell>
          <table:table-cell table:number-columns-repeated="16379"/>
        </table:table-row>
        <table:table-row table:style-name="ro1">
          <table:table-cell office:value-type="float" office:value="1674247683.9509599" table:style-name="ce1">
            <text:p>1674247684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42.4" table:style-name="ce1">
            <text:p>-42,4</text:p>
          </table:table-cell>
          <table:table-cell table:number-columns-repeated="16379"/>
        </table:table-row>
        <table:table-row table:style-name="ro1">
          <table:table-cell office:value-type="float" office:value="1674247686.99505" table:style-name="ce1">
            <text:p>1674247687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42" table:style-name="ce1">
            <text:p>-42</text:p>
          </table:table-cell>
          <table:table-cell table:number-columns-repeated="16379"/>
        </table:table-row>
        <table:table-row table:style-name="ro1">
          <table:table-cell office:value-type="float" office:value="1674247690.0473499" table:style-name="ce1">
            <text:p>1674247690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43" table:style-name="ce1">
            <text:p>-43</text:p>
          </table:table-cell>
          <table:table-cell table:number-columns-repeated="16379"/>
        </table:table-row>
        <table:table-row table:style-name="ro1">
          <table:table-cell office:value-type="float" office:value="1674247693.1152101" table:style-name="ce1">
            <text:p>1674247693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45" table:style-name="ce1">
            <text:p>-45</text:p>
          </table:table-cell>
          <table:table-cell table:number-columns-repeated="16379"/>
        </table:table-row>
        <table:table-row table:style-name="ro1">
          <table:table-cell office:value-type="float" office:value="1674247696.1872301" table:style-name="ce1">
            <text:p>1674247696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42.8" table:style-name="ce1">
            <text:p>-42,8</text:p>
          </table:table-cell>
          <table:table-cell table:number-columns-repeated="16379"/>
        </table:table-row>
        <table:table-row table:style-name="ro1">
          <table:table-cell office:value-type="float" office:value="1674247699.2737401" table:style-name="ce1">
            <text:p>1674247699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44" table:style-name="ce1">
            <text:p>-44</text:p>
          </table:table-cell>
          <table:table-cell table:number-columns-repeated="16379"/>
        </table:table-row>
        <table:table-row table:style-name="ro1">
          <table:table-cell office:value-type="float" office:value="1674247702.3332901" table:style-name="ce1">
            <text:p>1674247702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46.2" table:style-name="ce1">
            <text:p>-46,2</text:p>
          </table:table-cell>
          <table:table-cell table:number-columns-repeated="16379"/>
        </table:table-row>
        <table:table-row table:style-name="ro1">
          <table:table-cell office:value-type="float" office:value="1674247705.4045999" table:style-name="ce1">
            <text:p>1674247705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46.8" table:style-name="ce1">
            <text:p>-46,8</text:p>
          </table:table-cell>
          <table:table-cell table:number-columns-repeated="16379"/>
        </table:table-row>
        <table:table-row table:style-name="ro1">
          <table:table-cell office:value-type="float" office:value="1674247708.4820099" table:style-name="ce1">
            <text:p>1674247708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44.4" table:style-name="ce1">
            <text:p>-44,4</text:p>
          </table:table-cell>
          <table:table-cell table:number-columns-repeated="16379"/>
        </table:table-row>
        <table:table-row table:style-name="ro1">
          <table:table-cell office:value-type="float" office:value="1674247711.54899" table:style-name="ce1">
            <text:p>1674247712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46.8" table:style-name="ce1">
            <text:p>-46,8</text:p>
          </table:table-cell>
          <table:table-cell table:number-columns-repeated="16379"/>
        </table:table-row>
        <table:table-row table:style-name="ro1">
          <table:table-cell office:value-type="float" office:value="1674247714.6428499" table:style-name="ce1">
            <text:p>1674247715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46.4" table:style-name="ce1">
            <text:p>-46,4</text:p>
          </table:table-cell>
          <table:table-cell table:number-columns-repeated="16379"/>
        </table:table-row>
        <table:table-row table:style-name="ro1">
          <table:table-cell office:value-type="float" office:value="1674247717.6914101" table:style-name="ce1">
            <text:p>1674247718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45.4" table:style-name="ce1">
            <text:p>-45,4</text:p>
          </table:table-cell>
          <table:table-cell table:number-columns-repeated="16379"/>
        </table:table-row>
        <table:table-row table:style-name="ro1">
          <table:table-cell office:value-type="float" office:value="1674247720.74914" table:style-name="ce1">
            <text:p>1674247721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44.8" table:style-name="ce1">
            <text:p>-44,8</text:p>
          </table:table-cell>
          <table:table-cell table:number-columns-repeated="16379"/>
        </table:table-row>
        <table:table-row table:style-name="ro1">
          <table:table-cell office:value-type="float" office:value="1674247723.8185" table:style-name="ce1">
            <text:p>1674247724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45.6" table:style-name="ce1">
            <text:p>-45,6</text:p>
          </table:table-cell>
          <table:table-cell table:number-columns-repeated="16379"/>
        </table:table-row>
        <table:table-row table:style-name="ro1">
          <table:table-cell office:value-type="float" office:value="1674247726.869" table:style-name="ce1">
            <text:p>1674247727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46.2" table:style-name="ce1">
            <text:p>-46,2</text:p>
          </table:table-cell>
          <table:table-cell table:number-columns-repeated="16379"/>
        </table:table-row>
        <table:table-row table:style-name="ro1">
          <table:table-cell office:value-type="float" office:value="1674247729.9426799" table:style-name="ce1">
            <text:p>1674247730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48.2" table:style-name="ce1">
            <text:p>-48,2</text:p>
          </table:table-cell>
          <table:table-cell table:number-columns-repeated="16379"/>
        </table:table-row>
        <table:table-row table:style-name="ro1">
          <table:table-cell office:value-type="float" office:value="1674247733.0139201" table:style-name="ce1">
            <text:p>1674247733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0.8" table:style-name="ce1">
            <text:p>-50,8</text:p>
          </table:table-cell>
          <table:table-cell table:number-columns-repeated="16379"/>
        </table:table-row>
        <table:table-row table:style-name="ro1">
          <table:table-cell office:value-type="float" office:value="1674247736.0692201" table:style-name="ce1">
            <text:p>1674247736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2.4" table:style-name="ce1">
            <text:p>-52,4</text:p>
          </table:table-cell>
          <table:table-cell table:number-columns-repeated="16379"/>
        </table:table-row>
        <table:table-row table:style-name="ro1">
          <table:table-cell office:value-type="float" office:value="1674247739.13834" table:style-name="ce1">
            <text:p>1674247739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4.8" table:style-name="ce1">
            <text:p>-54,8</text:p>
          </table:table-cell>
          <table:table-cell table:number-columns-repeated="16379"/>
        </table:table-row>
        <table:table-row table:style-name="ro1">
          <table:table-cell office:value-type="float" office:value="1674247742.2221" table:style-name="ce1">
            <text:p>1674247742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4.8" table:style-name="ce1">
            <text:p>-54,8</text:p>
          </table:table-cell>
          <table:table-cell table:number-columns-repeated="16379"/>
        </table:table-row>
        <table:table-row table:style-name="ro1">
          <table:table-cell office:value-type="float" office:value="1674247745.2855401" table:style-name="ce1">
            <text:p>1674247745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5.4" table:style-name="ce1">
            <text:p>-55,4</text:p>
          </table:table-cell>
          <table:table-cell table:number-columns-repeated="16379"/>
        </table:table-row>
        <table:table-row table:style-name="ro1">
          <table:table-cell office:value-type="float" office:value="1674247748.3596301" table:style-name="ce1">
            <text:p>1674247748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7" table:style-name="ce1">
            <text:p>-57</text:p>
          </table:table-cell>
          <table:table-cell table:number-columns-repeated="16379"/>
        </table:table-row>
        <table:table-row table:style-name="ro1">
          <table:table-cell office:value-type="float" office:value="1674247751.4312301" table:style-name="ce1">
            <text:p>1674247751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7.8" table:style-name="ce1">
            <text:p>-57,8</text:p>
          </table:table-cell>
          <table:table-cell table:number-columns-repeated="16379"/>
        </table:table-row>
        <table:table-row table:style-name="ro1">
          <table:table-cell office:value-type="float" office:value="1674247754.50243" table:style-name="ce1">
            <text:p>1674247755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6.8" table:style-name="ce1">
            <text:p>-56,8</text:p>
          </table:table-cell>
          <table:table-cell table:number-columns-repeated="16379"/>
        </table:table-row>
        <table:table-row table:style-name="ro1">
          <table:table-cell office:value-type="float" office:value="1674247757.5764401" table:style-name="ce1">
            <text:p>1674247758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7.4" table:style-name="ce1">
            <text:p>-57,4</text:p>
          </table:table-cell>
          <table:table-cell table:number-columns-repeated="16379"/>
        </table:table-row>
        <table:table-row table:style-name="ro1">
          <table:table-cell office:value-type="float" office:value="1674247760.6575301" table:style-name="ce1">
            <text:p>1674247761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8.6" table:style-name="ce1">
            <text:p>-58,6</text:p>
          </table:table-cell>
          <table:table-cell table:number-columns-repeated="16379"/>
        </table:table-row>
        <table:table-row table:style-name="ro1">
          <table:table-cell office:value-type="float" office:value="1674247763.7262299" table:style-name="ce1">
            <text:p>1674247764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8.2" table:style-name="ce1">
            <text:p>-58,2</text:p>
          </table:table-cell>
          <table:table-cell table:number-columns-repeated="16379"/>
        </table:table-row>
        <table:table-row table:style-name="ro1">
          <table:table-cell office:value-type="float" office:value="1674247766.8048999" table:style-name="ce1">
            <text:p>1674247767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9.4" table:style-name="ce1">
            <text:p>-59,4</text:p>
          </table:table-cell>
          <table:table-cell table:number-columns-repeated="16379"/>
        </table:table-row>
        <table:table-row table:style-name="ro1">
          <table:table-cell office:value-type="float" office:value="1674247769.8625901" table:style-name="ce1">
            <text:p>1674247770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1" table:style-name="ce1">
            <text:p>-61</text:p>
          </table:table-cell>
          <table:table-cell table:number-columns-repeated="16379"/>
        </table:table-row>
        <table:table-row table:style-name="ro1">
          <table:table-cell office:value-type="float" office:value="1674247772.9481399" table:style-name="ce1">
            <text:p>1674247773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3" table:style-name="ce1">
            <text:p>-63</text:p>
          </table:table-cell>
          <table:table-cell table:number-columns-repeated="16379"/>
        </table:table-row>
        <table:table-row table:style-name="ro1">
          <table:table-cell office:value-type="float" office:value="1674247776.03917" table:style-name="ce1">
            <text:p>1674247776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3.6" table:style-name="ce1">
            <text:p>-63,6</text:p>
          </table:table-cell>
          <table:table-cell table:number-columns-repeated="16379"/>
        </table:table-row>
        <table:table-row table:style-name="ro1">
          <table:table-cell office:value-type="float" office:value="1674247779.09148" table:style-name="ce1">
            <text:p>1674247779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3.2" table:style-name="ce1">
            <text:p>-63,2</text:p>
          </table:table-cell>
          <table:table-cell table:number-columns-repeated="16379"/>
        </table:table-row>
        <table:table-row table:style-name="ro1">
          <table:table-cell office:value-type="float" office:value="1674247782.16501" table:style-name="ce1">
            <text:p>1674247782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5.2" table:style-name="ce1">
            <text:p>-65,2</text:p>
          </table:table-cell>
          <table:table-cell table:number-columns-repeated="16379"/>
        </table:table-row>
        <table:table-row table:style-name="ro1">
          <table:table-cell office:value-type="float" office:value="1674247785.2281001" table:style-name="ce1">
            <text:p>1674247785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6.400000000000006" table:style-name="ce1">
            <text:p>-66,4</text:p>
          </table:table-cell>
          <table:table-cell table:number-columns-repeated="16379"/>
        </table:table-row>
        <table:table-row table:style-name="ro1">
          <table:table-cell office:value-type="float" office:value="1674247788.29351" table:style-name="ce1">
            <text:p>1674247788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4.2" table:style-name="ce1">
            <text:p>-64,2</text:p>
          </table:table-cell>
          <table:table-cell table:number-columns-repeated="16379"/>
        </table:table-row>
        <table:table-row table:style-name="ro1">
          <table:table-cell office:value-type="float" office:value="1674247791.36726" table:style-name="ce1">
            <text:p>1674247791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3.4" table:style-name="ce1">
            <text:p>-63,4</text:p>
          </table:table-cell>
          <table:table-cell table:number-columns-repeated="16379"/>
        </table:table-row>
        <table:table-row table:style-name="ro1">
          <table:table-cell office:value-type="float" office:value="1674247794.42697" table:style-name="ce1">
            <text:p>1674247794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7.2" table:style-name="ce1">
            <text:p>-67,2</text:p>
          </table:table-cell>
          <table:table-cell table:number-columns-repeated="16379"/>
        </table:table-row>
        <table:table-row table:style-name="ro1">
          <table:table-cell office:value-type="float" office:value="1674247797.4849999" table:style-name="ce1">
            <text:p>1674247797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4" table:style-name="ce1">
            <text:p>-64</text:p>
          </table:table-cell>
          <table:table-cell table:number-columns-repeated="16379"/>
        </table:table-row>
        <table:table-row table:style-name="ro1">
          <table:table-cell office:value-type="float" office:value="1674247800.5899999" table:style-name="ce1">
            <text:p>1674247801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3.8" table:style-name="ce1">
            <text:p>-63,8</text:p>
          </table:table-cell>
          <table:table-cell table:number-columns-repeated="16379"/>
        </table:table-row>
        <table:table-row table:style-name="ro1">
          <table:table-cell office:value-type="float" office:value="1674247803.6117899" table:style-name="ce1">
            <text:p>1674247804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3.4" table:style-name="ce1">
            <text:p>-63,4</text:p>
          </table:table-cell>
          <table:table-cell table:number-columns-repeated="16379"/>
        </table:table-row>
        <table:table-row table:style-name="ro1">
          <table:table-cell office:value-type="float" office:value="1674247806.68592" table:style-name="ce1">
            <text:p>1674247807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5.400000000000006" table:style-name="ce1">
            <text:p>-65,4</text:p>
          </table:table-cell>
          <table:table-cell table:number-columns-repeated="16379"/>
        </table:table-row>
        <table:table-row table:style-name="ro1">
          <table:table-cell office:value-type="float" office:value="1674247809.7518401" table:style-name="ce1">
            <text:p>1674247810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1.2" table:style-name="ce1">
            <text:p>-61,2</text:p>
          </table:table-cell>
          <table:table-cell table:number-columns-repeated="16379"/>
        </table:table-row>
        <table:table-row table:style-name="ro1">
          <table:table-cell office:value-type="float" office:value="1674247812.8350999" table:style-name="ce1">
            <text:p>1674247813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2.4" table:style-name="ce1">
            <text:p>-62,4</text:p>
          </table:table-cell>
          <table:table-cell table:number-columns-repeated="16379"/>
        </table:table-row>
        <table:table-row table:style-name="ro1">
          <table:table-cell office:value-type="float" office:value="1674247815.8966601" table:style-name="ce1">
            <text:p>1674247816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1.4" table:style-name="ce1">
            <text:p>-61,4</text:p>
          </table:table-cell>
          <table:table-cell table:number-columns-repeated="16379"/>
        </table:table-row>
        <table:table-row table:style-name="ro1">
          <table:table-cell office:value-type="float" office:value="1674247818.98212" table:style-name="ce1">
            <text:p>1674247819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2.4" table:style-name="ce1">
            <text:p>-62,4</text:p>
          </table:table-cell>
          <table:table-cell table:number-columns-repeated="16379"/>
        </table:table-row>
        <table:table-row table:style-name="ro1">
          <table:table-cell office:value-type="float" office:value="1674247822.0385101" table:style-name="ce1">
            <text:p>1674247822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1.2" table:style-name="ce1">
            <text:p>-61,2</text:p>
          </table:table-cell>
          <table:table-cell table:number-columns-repeated="16379"/>
        </table:table-row>
        <table:table-row table:style-name="ro1">
          <table:table-cell office:value-type="float" office:value="1674247825.10514" table:style-name="ce1">
            <text:p>1674247825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3.4" table:style-name="ce1">
            <text:p>-63,4</text:p>
          </table:table-cell>
          <table:table-cell table:number-columns-repeated="16379"/>
        </table:table-row>
        <table:table-row table:style-name="ro1">
          <table:table-cell office:value-type="float" office:value="1674247828.1751499" table:style-name="ce1">
            <text:p>1674247828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4.400000000000006" table:style-name="ce1">
            <text:p>-64,4</text:p>
          </table:table-cell>
          <table:table-cell table:number-columns-repeated="16379"/>
        </table:table-row>
        <table:table-row table:style-name="ro1">
          <table:table-cell office:value-type="float" office:value="1674247831.2362599" table:style-name="ce1">
            <text:p>1674247831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8.2" table:style-name="ce1">
            <text:p>-68,2</text:p>
          </table:table-cell>
          <table:table-cell table:number-columns-repeated="16379"/>
        </table:table-row>
        <table:table-row table:style-name="ro1">
          <table:table-cell office:value-type="float" office:value="1674247834.30475" table:style-name="ce1">
            <text:p>1674247834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8.2" table:style-name="ce1">
            <text:p>-68,2</text:p>
          </table:table-cell>
          <table:table-cell table:number-columns-repeated="16379"/>
        </table:table-row>
        <table:table-row table:style-name="ro1">
          <table:table-cell office:value-type="float" office:value="1674247837.3654699" table:style-name="ce1">
            <text:p>1674247837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8.2" table:style-name="ce1">
            <text:p>-68,2</text:p>
          </table:table-cell>
          <table:table-cell table:number-columns-repeated="16379"/>
        </table:table-row>
        <table:table-row table:style-name="ro1">
          <table:table-cell office:value-type="float" office:value="1674247840.4458001" table:style-name="ce1">
            <text:p>1674247840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1.2" table:style-name="ce1">
            <text:p>-71,2</text:p>
          </table:table-cell>
          <table:table-cell table:number-columns-repeated="16379"/>
        </table:table-row>
        <table:table-row table:style-name="ro1">
          <table:table-cell office:value-type="float" office:value="1674247843.50403" table:style-name="ce1">
            <text:p>1674247844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2.2" table:style-name="ce1">
            <text:p>-72,2</text:p>
          </table:table-cell>
          <table:table-cell table:number-columns-repeated="16379"/>
        </table:table-row>
        <table:table-row table:style-name="ro1">
          <table:table-cell office:value-type="float" office:value="1674247846.5653999" table:style-name="ce1">
            <text:p>1674247847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9.400000000000006" table:style-name="ce1">
            <text:p>-69,4</text:p>
          </table:table-cell>
          <table:table-cell table:number-columns-repeated="16379"/>
        </table:table-row>
        <table:table-row table:style-name="ro1">
          <table:table-cell office:value-type="float" office:value="1674247849.6865799" table:style-name="ce1">
            <text:p>1674247850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9.8" table:style-name="ce1">
            <text:p>-69,8</text:p>
          </table:table-cell>
          <table:table-cell table:number-columns-repeated="16379"/>
        </table:table-row>
        <table:table-row table:style-name="ro1">
          <table:table-cell office:value-type="float" office:value="1674247852.75823" table:style-name="ce1">
            <text:p>1674247853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0.2" table:style-name="ce1">
            <text:p>-70,2</text:p>
          </table:table-cell>
          <table:table-cell table:number-columns-repeated="16379"/>
        </table:table-row>
        <table:table-row table:style-name="ro1">
          <table:table-cell office:value-type="float" office:value="1674247855.83729" table:style-name="ce1">
            <text:p>1674247856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6.400000000000006" table:style-name="ce1">
            <text:p>-66,4</text:p>
          </table:table-cell>
          <table:table-cell table:number-columns-repeated="16379"/>
        </table:table-row>
        <table:table-row table:style-name="ro1">
          <table:table-cell office:value-type="float" office:value="1674247858.90573" table:style-name="ce1">
            <text:p>1674247859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8.2" table:style-name="ce1">
            <text:p>-68,2</text:p>
          </table:table-cell>
          <table:table-cell table:number-columns-repeated="16379"/>
        </table:table-row>
        <table:table-row table:style-name="ro1">
          <table:table-cell office:value-type="float" office:value="1674247862.00442" table:style-name="ce1">
            <text:p>1674247862</text:p>
          </table:table-cell>
          <table:table-cell office:value-type="string" table:style-name="ce1">
            <text:p>58:BF:25:93:7C:88</text:p>
          </table:table-cell>
          <table:table-cell table:style-name="ce1"/>
          <table:table-cell office:value-type="string" table:style-name="ce1">
            <text:p>f0:65:ae:2f:c5:d5</text:p>
          </table:table-cell>
          <table:table-cell office:value-type="float" office:value="-71.2" table:style-name="ce1">
            <text:p>-71,2</text:p>
          </table:table-cell>
          <table:table-cell table:number-columns-repeated="16379"/>
        </table:table-row>
        <table:table-row table:style-name="ro1">
          <table:table-cell office:value-type="float" office:value="1674247865.03741" table:style-name="ce1">
            <text:p>1674247865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4" table:style-name="ce1">
            <text:p>-74</text:p>
          </table:table-cell>
          <table:table-cell table:number-columns-repeated="16379"/>
        </table:table-row>
        <table:table-row table:style-name="ro1">
          <table:table-cell office:value-type="float" office:value="1674247868.1091001" table:style-name="ce1">
            <text:p>1674247868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4.400000000000006" table:style-name="ce1">
            <text:p>-74,4</text:p>
          </table:table-cell>
          <table:table-cell table:number-columns-repeated="16379"/>
        </table:table-row>
        <table:table-row table:style-name="ro1">
          <table:table-cell office:value-type="float" office:value="1674247871.18203" table:style-name="ce1">
            <text:p>1674247871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5" table:style-name="ce1">
            <text:p>-75</text:p>
          </table:table-cell>
          <table:table-cell table:number-columns-repeated="16379"/>
        </table:table-row>
        <table:table-row table:style-name="ro1">
          <table:table-cell office:value-type="float" office:value="1674247874.2485299" table:style-name="ce1">
            <text:p>1674247874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4" table:style-name="ce1">
            <text:p>-74</text:p>
          </table:table-cell>
          <table:table-cell table:number-columns-repeated="16379"/>
        </table:table-row>
        <table:table-row table:style-name="ro1">
          <table:table-cell office:value-type="float" office:value="1674247877.34867" table:style-name="ce1">
            <text:p>1674247877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2" table:style-name="ce1">
            <text:p>-72</text:p>
          </table:table-cell>
          <table:table-cell table:number-columns-repeated="16379"/>
        </table:table-row>
        <table:table-row table:style-name="ro1">
          <table:table-cell office:value-type="float" office:value="1674247880.4198501" table:style-name="ce1">
            <text:p>1674247880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0.2" table:style-name="ce1">
            <text:p>-70,2</text:p>
          </table:table-cell>
          <table:table-cell table:number-columns-repeated="16379"/>
        </table:table-row>
        <table:table-row table:style-name="ro1">
          <table:table-cell office:value-type="float" office:value="1674247883.4662199" table:style-name="ce1">
            <text:p>1674247883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9" table:style-name="ce1">
            <text:p>-69</text:p>
          </table:table-cell>
          <table:table-cell table:number-columns-repeated="16379"/>
        </table:table-row>
        <table:table-row table:style-name="ro1">
          <table:table-cell office:value-type="float" office:value="1674247886.54337" table:style-name="ce1">
            <text:p>1674247887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9.2" table:style-name="ce1">
            <text:p>-69,2</text:p>
          </table:table-cell>
          <table:table-cell table:number-columns-repeated="16379"/>
        </table:table-row>
        <table:table-row table:style-name="ro1">
          <table:table-cell office:value-type="float" office:value="1674247889.6150999" table:style-name="ce1">
            <text:p>1674247890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1.2" table:style-name="ce1">
            <text:p>-71,2</text:p>
          </table:table-cell>
          <table:table-cell table:number-columns-repeated="16379"/>
        </table:table-row>
        <table:table-row table:style-name="ro1">
          <table:table-cell office:value-type="float" office:value="1674247892.6981499" table:style-name="ce1">
            <text:p>1674247893</text:p>
          </table:table-cell>
          <table:table-cell office:value-type="string" table:style-name="ce1">
            <text:p>58:BF:25:93:7C:88</text:p>
          </table:table-cell>
          <table:table-cell table:style-name="ce1"/>
          <table:table-cell office:value-type="string" table:style-name="ce1">
            <text:p>f0:65:ae:2f:c5:d5</text:p>
          </table:table-cell>
          <table:table-cell office:value-type="float" office:value="-70" table:style-name="ce1">
            <text:p>-70</text:p>
          </table:table-cell>
          <table:table-cell table:number-columns-repeated="16379"/>
        </table:table-row>
        <table:table-row table:style-name="ro1">
          <table:table-cell office:value-type="float" office:value="1674247895.7864599" table:style-name="ce1">
            <text:p>1674247896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0.8" table:style-name="ce1">
            <text:p>-70,8</text:p>
          </table:table-cell>
          <table:table-cell table:number-columns-repeated="16379"/>
        </table:table-row>
        <table:table-row table:style-name="ro1">
          <table:table-cell office:value-type="float" office:value="1674247898.8383999" table:style-name="ce1">
            <text:p>1674247899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1.8" table:style-name="ce1">
            <text:p>-71,8</text:p>
          </table:table-cell>
          <table:table-cell table:number-columns-repeated="16379"/>
        </table:table-row>
        <table:table-row table:style-name="ro1">
          <table:table-cell office:value-type="float" office:value="1674247904.95242" table:style-name="ce1">
            <text:p>1674247905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2.400000000000006" table:style-name="ce1">
            <text:p>-72,4</text:p>
          </table:table-cell>
          <table:table-cell table:number-columns-repeated="16379"/>
        </table:table-row>
        <table:table-row table:style-name="ro1">
          <table:table-cell office:value-type="float" office:value="1674247908.0174699" table:style-name="ce1">
            <text:p>1674247908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0.599999999999994" table:style-name="ce1">
            <text:p>-70,6</text:p>
          </table:table-cell>
          <table:table-cell table:number-columns-repeated="16379"/>
        </table:table-row>
        <table:table-row table:style-name="ro1">
          <table:table-cell office:value-type="float" office:value="1674247911.10094" table:style-name="ce1">
            <text:p>1674247911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2.599999999999994" table:style-name="ce1">
            <text:p>-72,6</text:p>
          </table:table-cell>
          <table:table-cell table:number-columns-repeated="16379"/>
        </table:table-row>
        <table:table-row table:style-name="ro1">
          <table:table-cell office:value-type="float" office:value="1674247914.1691401" table:style-name="ce1">
            <text:p>1674247914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1.2" table:style-name="ce1">
            <text:p>-71,2</text:p>
          </table:table-cell>
          <table:table-cell table:number-columns-repeated="16379"/>
        </table:table-row>
        <table:table-row table:style-name="ro1">
          <table:table-cell office:value-type="float" office:value="1674247917.24245" table:style-name="ce1">
            <text:p>1674247917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2.400000000000006" table:style-name="ce1">
            <text:p>-72,4</text:p>
          </table:table-cell>
          <table:table-cell table:number-columns-repeated="16379"/>
        </table:table-row>
        <table:table-row table:style-name="ro1">
          <table:table-cell office:value-type="float" office:value="1674247920.2961199" table:style-name="ce1">
            <text:p>1674247920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70.2" table:style-name="ce1">
            <text:p>-70,2</text:p>
          </table:table-cell>
          <table:table-cell table:number-columns-repeated="16379"/>
        </table:table-row>
        <table:table-row table:style-name="ro1">
          <table:table-cell office:value-type="float" office:value="1674247926.4679699" table:style-name="ce1">
            <text:p>1674247926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6.400000000000006" table:style-name="ce1">
            <text:p>-66,4</text:p>
          </table:table-cell>
          <table:table-cell table:number-columns-repeated="16379"/>
        </table:table-row>
        <table:table-row table:style-name="ro1">
          <table:table-cell office:value-type="float" office:value="1674247929.5111899" table:style-name="ce1">
            <text:p>1674247930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4.2" table:style-name="ce1">
            <text:p>-64,2</text:p>
          </table:table-cell>
          <table:table-cell table:number-columns-repeated="16379"/>
        </table:table-row>
        <table:table-row table:style-name="ro1">
          <table:table-cell office:value-type="float" office:value="1674247932.57864" table:style-name="ce1">
            <text:p>1674247933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63.2" table:style-name="ce1">
            <text:p>-63,2</text:p>
          </table:table-cell>
          <table:table-cell table:number-columns-repeated="16379"/>
        </table:table-row>
        <table:table-row table:style-name="ro1">
          <table:table-cell office:value-type="float" office:value="1674247935.65591" table:style-name="ce1">
            <text:p>1674247936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8.6" table:style-name="ce1">
            <text:p>-58,6</text:p>
          </table:table-cell>
          <table:table-cell table:number-columns-repeated="16379"/>
        </table:table-row>
        <table:table-row table:style-name="ro1">
          <table:table-cell office:value-type="float" office:value="1674247938.7250299" table:style-name="ce1">
            <text:p>1674247939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8.6" table:style-name="ce1">
            <text:p>-58,6</text:p>
          </table:table-cell>
          <table:table-cell table:number-columns-repeated="16379"/>
        </table:table-row>
        <table:table-row table:style-name="ro1">
          <table:table-cell office:value-type="float" office:value="1674247941.79392" table:style-name="ce1">
            <text:p>1674247942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8.2" table:style-name="ce1">
            <text:p>-58,2</text:p>
          </table:table-cell>
          <table:table-cell table:number-columns-repeated="16379"/>
        </table:table-row>
        <table:table-row table:style-name="ro1">
          <table:table-cell office:value-type="float" office:value="1674247944.86461" table:style-name="ce1">
            <text:p>1674247945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5.4" table:style-name="ce1">
            <text:p>-55,4</text:p>
          </table:table-cell>
          <table:table-cell table:number-columns-repeated="16379"/>
        </table:table-row>
        <table:table-row table:style-name="ro1">
          <table:table-cell office:value-type="float" office:value="1674247947.9293101" table:style-name="ce1">
            <text:p>1674247948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4.4" table:style-name="ce1">
            <text:p>-54,4</text:p>
          </table:table-cell>
          <table:table-cell table:number-columns-repeated="16379"/>
        </table:table-row>
        <table:table-row table:style-name="ro1">
          <table:table-cell office:value-type="float" office:value="1674247951.0290501" table:style-name="ce1">
            <text:p>1674247951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4.4" table:style-name="ce1">
            <text:p>-54,4</text:p>
          </table:table-cell>
          <table:table-cell table:number-columns-repeated="16379"/>
        </table:table-row>
        <table:table-row table:style-name="ro1">
          <table:table-cell office:value-type="float" office:value="1674247954.12462" table:style-name="ce1">
            <text:p>1674247954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2.8" table:style-name="ce1">
            <text:p>-52,8</text:p>
          </table:table-cell>
          <table:table-cell table:number-columns-repeated="16379"/>
        </table:table-row>
        <table:table-row table:style-name="ro1">
          <table:table-cell office:value-type="float" office:value="1674247957.18524" table:style-name="ce1">
            <text:p>1674247957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1" table:style-name="ce1">
            <text:p>-51</text:p>
          </table:table-cell>
          <table:table-cell table:number-columns-repeated="16379"/>
        </table:table-row>
        <table:table-row table:style-name="ro1">
          <table:table-cell office:value-type="float" office:value="1674247960.2395699" table:style-name="ce1">
            <text:p>1674247960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0.6" table:style-name="ce1">
            <text:p>-50,6</text:p>
          </table:table-cell>
          <table:table-cell table:number-columns-repeated="16379"/>
        </table:table-row>
        <table:table-row table:style-name="ro1">
          <table:table-cell office:value-type="float" office:value="1674247963.32285" table:style-name="ce1">
            <text:p>1674247963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50.4" table:style-name="ce1">
            <text:p>-50,4</text:p>
          </table:table-cell>
          <table:table-cell table:number-columns-repeated="16379"/>
        </table:table-row>
        <table:table-row table:style-name="ro1">
          <table:table-cell office:value-type="float" office:value="1674247966.3944499" table:style-name="ce1">
            <text:p>1674247966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48.6" table:style-name="ce1">
            <text:p>-48,6</text:p>
          </table:table-cell>
          <table:table-cell table:number-columns-repeated="16379"/>
        </table:table-row>
        <table:table-row table:style-name="ro1">
          <table:table-cell office:value-type="float" office:value="1674247969.4591601" table:style-name="ce1">
            <text:p>1674247969</text:p>
          </table:table-cell>
          <table:table-cell office:value-type="string" table:style-name="ce1">
            <text:p>58:BF:25:93:7C:88</text:p>
          </table:table-cell>
          <table:table-cell office:value-type="string" table:style-name="ce1">
            <text:p>Simon's A53</text:p>
          </table:table-cell>
          <table:table-cell office:value-type="string" table:style-name="ce1">
            <text:p>f0:65:ae:2f:c5:d5</text:p>
          </table:table-cell>
          <table:table-cell office:value-type="float" office:value="-47.6" table:style-name="ce1">
            <text:p>-47,6</text:p>
          </table:table-cell>
          <table:table-cell table:number-columns-repeated="16379"/>
        </table:table-row>
        <table:table-row table:style-name="ro1">
          <table:table-cell office:value-type="float" office:value="1674247978.73118" table:style-name="ce1">
            <text:p>1674247979</text:p>
          </table:table-cell>
          <table:table-cell office:value-type="string" table:style-name="ce1">
            <text:p>58:BF:25:93:7C:88</text:p>
          </table:table-cell>
          <table:table-cell table:style-name="ce1"/>
          <table:table-cell office:value-type="string" table:style-name="ce1">
            <text:p>f0:65:ae:2f:c5:d5</text:p>
          </table:table-cell>
          <table:table-cell office:value-type="float" office:value="-47.4" table:style-name="ce1">
            <text:p>-47,4</text:p>
          </table:table-cell>
          <table:table-cell table:number-columns-repeated="16379"/>
        </table:table-row>
        <table:table-row table:number-rows-repeated="1048406" table:style-name="ro1">
          <table:table-cell table:number-columns-repeated="16384"/>
        </table:table-row>
      </table:table>
      <table:table table:name="Sheet7" table:style-name="ta1">
        <table:shapes>
          <draw:frame draw:z-index="1" draw:id="id0" draw:style-name="a0" draw:name="Chart 1" svg:x="0.36053in" svg:y="0.44822in" svg:width="28.89764in" svg:height="12.69803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3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6P0">
      <number:number number:decimal-places="0" number:min-decimal-places="0" number:min-integer-digits="1"/>
    </number:number-style>
    <number:number-style style:name="N36">
      <style:text-properties fo:color="#FF0000"/>
      <number:text>-</number:text>
      <number:number number:decimal-places="0" number:min-decimal-places="0" number:min-integer-digits="1"/>
      <style:map style:condition="value()&gt;=0" style:apply-style-name="N36P0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928</meta:generator>
    <dc:creator>Simon Stijnen</dc:creator>
    <dc:date>2023-01-20T21:55:12Z</dc:date>
    <meta:editing-cycles>1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914.258188976378pt" svg:width="2080.629921259842pt" chart:style-name="Crt0">
        <chart:legend chart:legend-position="end" chart:legend-align="center" chart:style-name="Lgnd"/>
        <chart:plot-area svg:x="63.63692913385827pt" svg:y="22.53472440944882pt" svg:width="1898.052913385827pt" svg:height="849.318503937008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5.$A$2:.$A$168"/>
          </chart:axis>
          <chart:series chart:values-cell-range-address="Sheet5.$E$2:.$E$168" chart:class="chart:line" chart:attached-axis="primary-y" chart:style-name="G0S0">
            <chart:data-point chart:repeated="167"/>
          </chart:series>
          <chart:series chart:values-cell-range-address="Sheet6.$E$2:.$E$171" chart:class="chart:line" chart:attached-axis="primary-y" chart:style-name="G0S1">
            <chart:data-point chart:repeated="17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